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2a6099" draw:marker-start="" draw:marker-end="" draw:fill="solid" draw:fill-color="#b4c7dc" draw:opacity="50%" draw:textarea-horizontal-align="justify" draw:textarea-vertical-align="middle" draw:auto-grow-height="false" fo:min-height="9.124cm" fo:min-width="4.374cm"/>
    </style:style>
    <style:style style:name="gr2" style:family="graphic" style:parent-style-name="standard">
      <style:graphic-properties svg:stroke-color="#00a933" draw:fill-color="#bbe33d" draw:textarea-horizontal-align="justify" draw:textarea-vertical-align="middle" draw:auto-grow-height="false" fo:min-height="1.757cm" fo:min-width="0.671cm"/>
    </style:style>
    <style:style style:name="gr3" style:family="graphic" style:parent-style-name="standard">
      <style:graphic-properties svg:stroke-color="#00a933" draw:fill-color="#bbe33d" draw:textarea-horizontal-align="justify" draw:textarea-vertical-align="middle" draw:auto-grow-height="false" fo:min-height="0cm" fo:min-width="0.086cm"/>
    </style:style>
    <style:style style:name="gr4" style:family="graphic" style:parent-style-name="standard">
      <style:graphic-properties svg:stroke-color="#00a933" draw:fill-color="#bbe33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472702" draw:fill-color="#b47804" draw:opacity="60%" draw:textarea-horizontal-align="justify" draw:textarea-vertical-align="middle" draw:auto-grow-height="false" fo:min-height="0.241cm" fo:min-width="0.629cm"/>
    </style:style>
    <style:style style:name="gr6" style:family="graphic" style:parent-style-name="standard">
      <style:graphic-properties draw:stroke="none" svg:stroke-color="#472702" draw:fill-color="#b47804" draw:opacity="0%" draw:textarea-horizontal-align="justify" draw:textarea-vertical-align="middle" draw:auto-grow-height="false" fo:min-height="0.254cm" fo:min-width="0cm"/>
    </style:style>
    <style:style style:name="gr7" style:family="graphic" style:parent-style-name="standard">
      <style:graphic-properties draw:stroke="none" svg:stroke-color="#472702" draw:fill-color="#b47804" draw:opacity="0%" draw:textarea-horizontal-align="justify" draw:textarea-vertical-align="middle" draw:auto-grow-height="false" fo:min-height="0.224cm" fo:min-width="0cm"/>
    </style:style>
    <style:style style:name="gr8" style:family="graphic" style:parent-style-name="standard">
      <style:graphic-properties svg:stroke-color="#472702" draw:fill-color="#b47804" draw:opacity="60%" draw:textarea-horizontal-align="justify" draw:textarea-vertical-align="middle" draw:auto-grow-height="false" fo:min-height="0cm" fo:min-width="0.2cm"/>
    </style:style>
    <style:style style:name="gr9" style:family="graphic" style:parent-style-name="standard">
      <style:graphic-properties svg:stroke-color="#472702" draw:fill-color="#b47804" draw:opacity="60%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8000" draw:fill-color="#ffd428" draw:opacity="52%" draw:textarea-horizontal-align="justify" draw:textarea-vertical-align="middle" draw:auto-grow-height="false" fo:min-height="0.388cm" fo:min-width="0.138cm"/>
    </style:style>
    <style:style style:name="gr11" style:family="graphic" style:parent-style-name="standard">
      <style:graphic-properties svg:stroke-color="#ff8000" draw:fill-color="#ffd428" draw:opacity="52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bf0041" draw:fill-color="#ea7500" draw:opacity="52%" draw:textarea-horizontal-align="justify" draw:textarea-vertical-align="middle" draw:auto-grow-height="false" fo:min-height="0.458cm" fo:min-width="0.208cm"/>
    </style:style>
    <style:style style:name="gr13" style:family="graphic" style:parent-style-name="standard">
      <style:graphic-properties svg:stroke-color="#bf0041" draw:fill-color="#ea7500" draw:opacity="52%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1c1c1c" draw:fill-color="#3a1a0f" draw:opacity="68%" draw:textarea-horizontal-align="justify" draw:textarea-vertical-align="middle" draw:auto-grow-height="false" fo:min-height="0.85cm" fo:min-width="1.5cm"/>
    </style:style>
    <style:style style:name="gr15" style:family="graphic" style:parent-style-name="standard">
      <style:graphic-properties svg:stroke-color="#1c1c1c" draw:fill-color="#bbe33d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2a6099" draw:fill-color="#5983b0" draw:opacity="55%" draw:textarea-horizontal-align="justify" draw:textarea-vertical-align="middle" draw:auto-grow-height="false" fo:min-height="2.01cm" fo:min-width="0.534cm"/>
    </style:style>
    <style:style style:name="gr17" style:family="graphic" style:parent-style-name="standard">
      <style:graphic-properties draw:stroke="none" svg:stroke-color="#2a6099" draw:fill-color="#5983b0" draw:opacity="0%" draw:textarea-horizontal-align="justify" draw:textarea-vertical-align="middle" draw:auto-grow-height="false" fo:min-height="0.222cm" fo:min-width="0.541cm"/>
    </style:style>
    <style:style style:name="gr18" style:family="graphic" style:parent-style-name="standard">
      <style:graphic-properties draw:stroke="none" svg:stroke-color="#55308d" draw:fill-color="#729fcf" draw:textarea-vertical-align="middle"/>
    </style:style>
    <style:style style:name="gr19" style:family="graphic" style:parent-style-name="standard">
      <style:graphic-properties draw:stroke="none" svg:stroke-color="#55308d" draw:fill-color="#729fcf" draw:textarea-horizontal-align="justify" draw:textarea-vertical-align="middle" draw:auto-grow-height="false" fo:min-height="0.55cm" fo:min-width="0cm"/>
    </style:style>
    <style:style style:name="gr20" style:family="graphic" style:parent-style-name="standard">
      <style:graphic-properties svg:stroke-color="#55308d" draw:fill-color="#729fc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809cm" fo:min-width="2.134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46cm" fo:min-width="0cm"/>
    </style:style>
    <style:style style:name="gr23" style:family="graphic" style:parent-style-name="standard">
      <style:graphic-properties draw:stroke="none" svg:stroke-color="#5983b0" draw:textarea-horizontal-align="justify" draw:textarea-vertical-align="middle" draw:auto-grow-height="false" fo:min-height="0cm" fo:min-width="0.032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ff8000" draw:fill-color="#729fcf" draw:textarea-horizontal-align="justify" draw:textarea-vertical-align="middle" draw:auto-grow-height="false" fo:min-height="1.452cm" fo:min-width="0.472cm"/>
    </style:style>
    <style:style style:name="gr26" style:family="graphic" style:parent-style-name="standard">
      <style:graphic-properties draw:stroke="none" draw:fill="none" fo:min-height="0.476cm"/>
    </style:style>
    <style:style style:name="gr27" style:family="graphic" style:parent-style-name="standard">
      <style:graphic-properties svg:stroke-color="#ffbf00" svg:stroke-opacity="100%" draw:fill-color="#ffff00" draw:opacity="100%" draw:textarea-horizontal-align="justify" draw:textarea-vertical-align="middle" draw:auto-grow-height="false" fo:min-height="4.048cm" fo:min-width="2.87cm"/>
    </style:style>
    <style:style style:name="gr28" style:family="graphic" style:parent-style-name="standard">
      <style:graphic-properties draw:stroke="none" svg:stroke-color="#ffbf00" svg:stroke-opacity="100%" draw:fill-color="#ffff00" draw:opacity="100%" draw:textarea-horizontal-align="justify" draw:textarea-vertical-align="middle" draw:auto-grow-height="false" fo:min-height="0.222cm" fo:min-width="0.541cm"/>
    </style:style>
    <style:style style:name="gr29" style:family="graphic" style:parent-style-name="standard">
      <style:graphic-properties draw:stroke="none" svg:stroke-color="#ffbf00" svg:stroke-opacity="100%" draw:fill-color="#ffff00" draw:opacity="100%" draw:textarea-horizontal-align="justify" draw:textarea-vertical-align="middle" draw:auto-grow-height="false" fo:min-height="0.222cm" fo:min-width="0.328cm"/>
    </style:style>
    <style:style style:name="gr30" style:family="graphic" style:parent-style-name="standard">
      <style:graphic-properties svg:stroke-color="#ffbf00" svg:stroke-opacity="100%" draw:fill-color="#ffff00" draw:opacity="100%" draw:textarea-horizontal-align="justify" draw:textarea-vertical-align="middle" draw:auto-grow-height="false" fo:min-height="0cm" fo:min-width="0.086cm"/>
    </style:style>
    <style:style style:name="gr31" style:family="graphic" style:parent-style-name="standard">
      <style:graphic-properties svg:stroke-color="#ffbf00" svg:stroke-opacity="100%" draw:fill-color="#ffff00" draw:opacity="100%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ff8000" draw:fill-color="#ffb66c" draw:opacity="100%" draw:textarea-horizontal-align="justify" draw:textarea-vertical-align="middle" draw:auto-grow-height="false" fo:min-height="4.31cm" fo:min-width="3.619cm"/>
    </style:style>
    <style:style style:name="gr33" style:family="graphic" style:parent-style-name="standard">
      <style:graphic-properties draw:stroke="none" svg:stroke-color="#ff8000" draw:fill-color="#ffb66c" draw:opacity="100%" draw:textarea-horizontal-align="justify" draw:textarea-vertical-align="middle" draw:auto-grow-height="false" fo:min-height="0.098cm" fo:min-width="0.265cm"/>
    </style:style>
    <style:style style:name="gr34" style:family="graphic" style:parent-style-name="standard">
      <style:graphic-properties draw:stroke="none" svg:stroke-color="#ff8000" draw:fill-color="#ffb66c" draw:opacity="100%" draw:textarea-horizontal-align="justify" draw:textarea-vertical-align="middle" draw:auto-grow-height="false" fo:min-height="0.097cm" fo:min-width="0.266cm"/>
    </style:style>
    <style:style style:name="gr35" style:family="graphic" style:parent-style-name="standard">
      <style:graphic-properties svg:stroke-color="#ff8000" draw:fill-color="#ffb66c" draw:opacity="100%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55308d" draw:fill-color="#6b5e9b" draw:opacity="34%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55308d" draw:fill-color="#6b5e9b" draw:opacity="100%" draw:textarea-vertical-align="middle"/>
    </style:style>
    <style:style style:name="gr38" style:family="graphic" style:parent-style-name="standard">
      <style:graphic-properties draw:stroke="none" svg:stroke-color="#55308d" draw:fill-color="#6b5e9b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55308d" draw:fill-color="#6b5e9b" draw:textarea-horizontal-align="justify" draw:textarea-vertical-align="middle" draw:auto-grow-height="false" fo:min-height="0.169cm" fo:min-width="0.107cm"/>
    </style:style>
    <style:style style:name="gr40" style:family="graphic" style:parent-style-name="standard">
      <style:graphic-properties svg:stroke-color="#8d1d75" draw:fill-color="#a1467e" draw:opacity="50%" draw:textarea-horizontal-align="justify" draw:textarea-vertical-align="middle" draw:auto-grow-height="false" fo:min-height="0.465cm" fo:min-width="1.513cm"/>
    </style:style>
    <style:style style:name="gr41" style:family="graphic" style:parent-style-name="standard">
      <style:graphic-properties draw:stroke="none" svg:stroke-color="#8d1d75" draw:fill-color="#bf819e" draw:opacity="0%" draw:textarea-horizontal-align="justify" draw:textarea-vertical-align="middle" draw:auto-grow-height="false" fo:min-height="0.323cm" fo:min-width="0cm"/>
    </style:style>
    <style:style style:name="gr42" style:family="graphic" style:parent-style-name="standard">
      <style:graphic-properties draw:stroke="none" svg:stroke-color="#8d1d75" draw:fill-color="#a1467e" draw:opacity="0%" draw:textarea-horizontal-align="justify" draw:textarea-vertical-align="middle" draw:auto-grow-height="false" fo:min-height="0.323cm" fo:min-width="0cm"/>
    </style:style>
    <style:style style:name="gr43" style:family="graphic" style:parent-style-name="standard">
      <style:graphic-properties svg:stroke-color="#8d1d75" draw:fill-color="#a1467e" draw:opacity="50%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00a933" draw:fill-color="#bbe33d" draw:textarea-horizontal-align="justify" draw:textarea-vertical-align="middle" draw:auto-grow-height="false" fo:min-height="3.85cm" fo:min-width="0.671cm"/>
    </style:style>
    <style:style style:name="gr45" style:family="graphic" style:parent-style-name="objectwithoutfill">
      <style:graphic-properties draw:fill="solid" draw:textarea-vertical-align="middle"/>
    </style:style>
    <style:style style:name="gr46" style:family="graphic" style:parent-style-name="objectwithoutfill">
      <style:graphic-properties svg:stroke-color="#000000" draw:fill="solid" draw:textarea-vertical-align="middle"/>
    </style:style>
    <style:style style:name="gr47" style:family="graphic" style:parent-style-name="standard">
      <style:graphic-properties svg:stroke-color="#000000" draw:textarea-vertical-align="middle"/>
    </style:style>
    <style:style style:name="gr48" style:family="graphic" style:parent-style-name="standard">
      <style:graphic-properties svg:stroke-color="#127622" draw:fill-color="#168253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width="0.018cm" svg:stroke-color="#111111" draw:marker-start-width="0.227cm" draw:marker-end-width="0.227cm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fill-color="#5eb91e" draw:textarea-horizontal-align="justify" draw:textarea-vertical-align="middle" draw:auto-grow-height="false" fo:min-height="0.45cm" fo:min-width="0.6cm"/>
    </style:style>
    <style:style style:name="gr51" style:family="graphic" style:parent-style-name="standard">
      <style:graphic-properties svg:stroke-color="#ff0000" draw:fill-color="#ffbf00" draw:textarea-horizontal-align="justify" draw:textarea-vertical-align="middle" draw:auto-grow-height="false" fo:min-height="0.45cm" fo:min-width="0.6cm"/>
    </style:style>
    <style:style style:name="gr52" style:family="graphic" style:parent-style-name="standard">
      <style:graphic-properties svg:stroke-color="#ff0000" draw:fill-color="#ffbf00" draw:textarea-horizontal-align="justify" draw:textarea-vertical-align="middle" draw:auto-grow-height="false" fo:min-height="0.45cm" fo:min-width="0.5cm"/>
    </style:style>
    <style:style style:name="gr53" style:family="graphic" style:parent-style-name="standard">
      <style:graphic-properties svg:stroke-color="#ff0000" draw:fill-color="#e16173" draw:textarea-horizontal-align="justify" draw:textarea-vertical-align="middle" draw:auto-grow-height="false" fo:min-height="0.55cm" fo:min-width="1.5cm"/>
    </style:style>
    <style:style style:name="gr54" style:family="graphic" style:parent-style-name="standard">
      <style:graphic-properties draw:textarea-vertical-align="middle"/>
    </style:style>
    <style:style style:name="gr55" style:family="graphic" style:parent-style-name="standard">
      <style:graphic-properties svg:stroke-color="#800080" draw:fill-color="#b85c00" draw:opacity="56%" draw:textarea-horizontal-align="justify" draw:textarea-vertical-align="middle" draw:auto-grow-height="false" fo:min-height="0.35cm" fo:min-width="0.7cm"/>
    </style:style>
    <style:style style:name="gr56" style:family="graphic" style:parent-style-name="standard">
      <style:graphic-properties svg:stroke-color="#ff0000" draw:fill-color="#ffde59" draw:textarea-horizontal-align="justify" draw:textarea-vertical-align="middle" draw:auto-grow-height="false" fo:min-height="0.55cm" fo:min-width="0.6cm"/>
    </style:style>
    <style:style style:name="gr57" style:family="graphic" style:parent-style-name="standard">
      <style:graphic-properties draw:stroke="none" svg:stroke-color="#2a6099" draw:fill-color="#b4c7dc" draw:opacity="0%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2a6099" draw:fill-color="#b4c7dc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svg:stroke-color="#2a6099" draw:fill-color="#b4c7dc" draw:textarea-horizontal-align="justify" draw:textarea-vertical-align="middle" draw:auto-grow-height="false" fo:min-height="0cm" fo:min-width="0.95cm"/>
    </style:style>
    <style:style style:name="gr60" style:family="graphic" style:parent-style-name="standard">
      <style:graphic-properties svg:stroke-color="#000000" draw:fill-color="#b4c7dc" draw:textarea-vertical-align="middle"/>
    </style:style>
    <style:style style:name="gr61" style:family="graphic" style:parent-style-name="standard">
      <style:graphic-properties draw:stroke="none" svg:stroke-color="#2a6099" draw:fill-color="#b4c7dc" draw:opacity="0%" draw:textarea-horizontal-align="justify" draw:textarea-vertical-align="middle" draw:auto-grow-height="false" fo:min-height="0.45cm" fo:min-width="0.521cm"/>
    </style:style>
    <style:style style:name="gr62" style:family="graphic" style:parent-style-name="standard">
      <style:graphic-properties draw:stroke="none" svg:stroke-color="#2a6099" draw:fill-color="#b4c7dc" draw:opacity="0%" draw:textarea-horizontal-align="justify" draw:textarea-vertical-align="middle" draw:auto-grow-height="false" fo:min-height="0.45cm" fo:min-width="0.52cm"/>
    </style:style>
    <style:style style:name="gr63" style:family="graphic" style:parent-style-name="standard">
      <style:graphic-properties draw:stroke="none" svg:stroke-color="#2a6099" draw:fill-color="#b4c7dc" draw:opacity="0%" draw:textarea-horizontal-align="justify" draw:textarea-vertical-align="middle" draw:auto-grow-height="false" fo:min-height="0.45cm" fo:min-width="0.913cm"/>
    </style:style>
    <style:style style:name="gr64" style:family="graphic" style:parent-style-name="standard">
      <style:graphic-properties draw:stroke="none" svg:stroke-color="#2a6099" draw:fill-color="#b4c7dc" draw:opacity="0%" draw:textarea-horizontal-align="justify" draw:textarea-vertical-align="middle" draw:auto-grow-height="false" fo:min-height="0.45cm" fo:min-width="1.227cm"/>
    </style:style>
    <style:style style:name="gr65" style:family="graphic" style:parent-style-name="standard">
      <style:graphic-properties draw:stroke="none" svg:stroke-color="#2a6099" draw:fill-color="#b4c7dc" draw:opacity="0%" draw:textarea-horizontal-align="justify" draw:textarea-vertical-align="middle" draw:auto-grow-height="false" fo:min-height="0.45cm" fo:min-width="0.992cm"/>
    </style:style>
    <style:style style:name="gr66" style:family="graphic" style:parent-style-name="standard">
      <style:graphic-properties svg:stroke-color="#55308d" draw:fill-color="#6b5e9b" draw:opacity="34%" draw:textarea-horizontal-align="justify" draw:textarea-vertical-align="middle" draw:auto-grow-height="false" fo:min-height="0cm" fo:min-width="0.006cm"/>
    </style:style>
    <style:style style:name="gr67" style:family="graphic" style:parent-style-name="standard">
      <style:graphic-properties draw:stroke="none" svg:stroke-color="#55308d" draw:fill-color="#6b5e9b" draw:textarea-horizontal-align="justify" draw:textarea-vertical-align="middle" draw:auto-grow-height="false" fo:min-height="0.169cm" fo:min-width="0.136cm"/>
    </style:style>
    <style:style style:name="gr68" style:family="graphic" style:parent-style-name="standard">
      <style:graphic-properties svg:stroke-color="#5983b0" draw:fill-color="#3465a4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.55cm" fo:min-width="0.6cm"/>
    </style:style>
    <style:style style:name="P1" style:family="paragraph">
      <loext:graphic-properties draw:fill="solid" draw:fill-color="#b4c7dc" draw:opacity="50%"/>
      <style:paragraph-properties fo:text-align="center"/>
      <style:text-properties fo:color="#ffffff" fo:font-size="19.7999992370605pt" fo:font-weight="bold" fo:background-color="#ffffd7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bbe33d"/>
      <style:paragraph-properties fo:text-align="center"/>
      <style:text-properties fo:font-size="19.7999992370605pt"/>
    </style:style>
    <style:style style:name="P4" style:family="paragraph">
      <loext:graphic-properties draw:fill-color="#bbe33d"/>
      <style:paragraph-properties fo:text-align="center"/>
    </style:style>
    <style:style style:name="P5" style:family="paragraph">
      <loext:graphic-properties draw:fill-color="#b47804" draw:opacity="60%"/>
      <style:paragraph-properties fo:text-align="center"/>
    </style:style>
    <style:style style:name="P6" style:family="paragraph">
      <loext:graphic-properties draw:fill-color="#b47804" draw:opacity="0%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d428" draw:opacity="52%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d428" draw:opacity="52%"/>
      <style:paragraph-properties fo:text-align="center"/>
    </style:style>
    <style:style style:name="P9" style:family="paragraph">
      <loext:graphic-properties draw:fill-color="#ea7500" draw:opacity="52%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ea7500" draw:opacity="52%"/>
      <style:paragraph-properties fo:text-align="center"/>
    </style:style>
    <style:style style:name="P11" style:family="paragraph">
      <loext:graphic-properties draw:fill-color="#3a1a0f" draw:opacity="68%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5983b0" draw:opacity="55%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5983b0" draw:opacity="0%"/>
      <style:paragraph-properties fo:text-align="center"/>
      <style:text-properties fo:font-size="13.1999998092651pt" style:font-size-asian="12pt" style:font-size-complex="12pt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style:paragraph-properties fo:text-align="center"/>
      <style:text-properties fo:font-size="30pt" style:font-size-asian="30pt" style:font-size-complex="30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style:paragraph-properties fo:text-align="center"/>
      <style:text-properties fo:font-size="13.1999998092651pt" style:font-size-asian="12pt" style:font-size-complex="12pt"/>
    </style:style>
    <style:style style:name="P18" style:family="paragraph">
      <loext:graphic-properties draw:fill-color="#729fcf"/>
      <style:paragraph-properties fo:text-align="center"/>
      <style:text-properties fo:color="#ffffff" fo:font-size="14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  <style:text-properties fo:color="#ffffff"/>
    </style:style>
    <style:style style:name="P20" style:family="paragraph">
      <loext:graphic-properties draw:fill-color="#ffff00" draw:opacity="100%"/>
      <style:paragraph-properties fo:text-align="center"/>
      <style:text-properties fo:font-size="13.1999998092651pt" style:font-size-asian="12pt" style:font-size-complex="12pt"/>
    </style:style>
    <style:style style:name="P21" style:family="paragraph">
      <loext:graphic-properties draw:fill-color="#ffff00" draw:opacity="100%"/>
      <style:paragraph-properties fo:text-align="center"/>
    </style:style>
    <style:style style:name="P22" style:family="paragraph">
      <loext:graphic-properties draw:fill-color="#ffb66c" draw:opacity="100%"/>
      <style:paragraph-properties fo:text-align="center"/>
    </style:style>
    <style:style style:name="P23" style:family="paragraph">
      <loext:graphic-properties draw:fill-color="#ffb66c" draw:opacity="100%"/>
      <style:paragraph-properties fo:text-align="center"/>
      <style:text-properties fo:font-size="13.1999998092651pt" style:font-size-asian="12pt" style:font-size-complex="12pt"/>
    </style:style>
    <style:style style:name="P24" style:family="paragraph">
      <loext:graphic-properties draw:fill-color="#6b5e9b" draw:opacity="34%"/>
      <style:paragraph-properties fo:text-align="center"/>
    </style:style>
    <style:style style:name="P25" style:family="paragraph">
      <loext:graphic-properties draw:fill-color="#6b5e9b" draw:opacity="100%"/>
      <style:paragraph-properties fo:text-align="center"/>
    </style:style>
    <style:style style:name="P26" style:family="paragraph">
      <loext:graphic-properties draw:fill-color="#6b5e9b"/>
      <style:paragraph-properties fo:text-align="center"/>
    </style:style>
    <style:style style:name="P27" style:family="paragraph">
      <loext:graphic-properties draw:fill-color="#a1467e" draw:opacity="50%"/>
      <style:paragraph-properties fo:text-align="center"/>
    </style:style>
    <style:style style:name="P28" style:family="paragraph">
      <loext:graphic-properties draw:fill-color="#bf819e" draw:opacity="0%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a1467e" draw:opacity="0%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a1467e" draw:opacity="50%"/>
      <style:paragraph-properties fo:text-align="center"/>
      <style:text-properties fo:font-size="19.7999992370605pt"/>
    </style:style>
    <style:style style:name="P31" style:family="paragraph">
      <loext:graphic-properties draw:fill="solid"/>
      <style:paragraph-properties fo:text-align="center"/>
    </style:style>
    <style:style style:name="P32" style:family="paragraph">
      <loext:graphic-properties draw:fill-color="#168253"/>
      <style:paragraph-properties fo:text-align="center"/>
    </style:style>
    <style:style style:name="P33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34" style:family="paragraph">
      <loext:graphic-properties draw:fill-color="#ffbf00"/>
      <style:paragraph-properties fo:text-align="center"/>
      <style:text-properties fo:color="#ffffff" fo:font-size="12pt" style:font-size-asian="12pt" style:font-size-complex="12pt"/>
    </style:style>
    <style:style style:name="P35" style:family="paragraph">
      <loext:graphic-properties draw:fill-color="#e16173"/>
      <style:paragraph-properties fo:text-align="center"/>
      <style:text-properties fo:color="#ffffff" fo:font-size="12pt" style:font-size-asian="12pt" style:font-size-complex="12pt"/>
    </style:style>
    <style:style style:name="P36" style:family="paragraph">
      <loext:graphic-properties draw:fill-color="#b85c00" draw:opacity="56%"/>
      <style:paragraph-properties fo:text-align="center"/>
      <style:text-properties fo:color="#ffffff" fo:font-size="12pt" style:font-size-asian="12pt" style:font-size-complex="12pt"/>
    </style:style>
    <style:style style:name="P37" style:family="paragraph">
      <loext:graphic-properties draw:fill-color="#ffde59"/>
      <style:paragraph-properties fo:text-align="center"/>
      <style:text-properties fo:color="#000000" fo:font-size="12pt" style:font-size-asian="12pt" style:font-size-complex="12pt"/>
    </style:style>
    <style:style style:name="P38" style:family="paragraph">
      <loext:graphic-properties draw:fill-color="#b4c7dc" draw:opacity="0%"/>
      <style:paragraph-properties fo:text-align="center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-color="#b4c7dc" draw:opacity="0%"/>
      <style:paragraph-properties fo:text-align="center"/>
      <style:text-properties fo:color="#000000" fo:font-size="12pt" style:font-size-asian="12pt" style:font-size-complex="12pt"/>
    </style:style>
    <style:style style:name="P41" style:family="paragraph">
      <loext:graphic-properties draw:fill-color="#b4c7dc" draw:opacity="0%"/>
      <style:paragraph-properties fo:text-align="center"/>
      <style:text-properties fo:color="#000000" fo:font-size="18pt" style:font-size-asian="18pt" style:font-size-complex="18pt"/>
    </style:style>
    <style:style style:name="P42" style:family="paragraph">
      <loext:graphic-properties draw:fill-color="#3465a4"/>
      <style:paragraph-properties fo:text-align="center"/>
    </style:style>
    <style:style style:name="P43" style:family="paragraph">
      <loext:graphic-properties draw:fill="solid" draw:fill-color="#dee6ef"/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9.799999237060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4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4cm" svg:height="9.9cm" svg:x="15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171cm" svg:height="2.007cm" svg:x="3.606cm" svg:y="14.333cm">
          <text:p text:style-name="P2"><text:span text:style-name="T1"/></text:p>
          <text:p text:style-name="P2"><text:span text:style-name="T1"/></text:p>
          <text:p text:style-name="P2"><text:span text:style-name="T2">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71cm" svg:height="0.292cm" draw:transform="rotate (-3.14141812066459) translate (4.777cm 14.6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2" draw:id="id2" draw:layer="layout" svg:width="0.426cm" svg:height="0.001cm" svg:x="3.18cm" svg:y="14.7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0.426cm" svg:height="0.001cm" svg:x="4.777cm" svg:y="14.7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13cm" svg:height="0.875cm" draw:transform="rotate (1.5709708597201) translate (1.426cm 15.83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0.389cm" svg:height="0.504cm" svg:x="1.569cm" svg:y="14.261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02cm" svg:height="0.474cm" svg:x="1.556cm" svg:y="14.889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2" draw:id="id52" draw:layer="layout" svg:width="0.7cm" svg:height="0.001cm" svg:x="0.7cm" svg:y="1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55" draw:id="id55" draw:layer="layout" svg:width="0.3cm" svg:height="0.001cm" svg:x="1.1cm" svg:y="15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41cm" svg:height="0.001cm" draw:transform="rotate (1.5707963267949) translate (1.851cm 14.04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0.426cm" svg:height="0.001cm" svg:x="2.277cm" svg:y="14.8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9cm" svg:height="0.9cm" svg:x="10.1cm" svg:y="24.4cm">
          <text:p text:style-name="P2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53" draw:id="id53" draw:layer="layout" svg:width="0.426cm" svg:height="0.001cm" svg:x="9.7cm" svg:y="24.6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63" draw:id="id63" draw:layer="layout" svg:width="0.426cm" svg:height="0.001cm" svg:x="9.7cm" svg:y="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43" draw:id="id43" draw:layer="layout" svg:width="0.426cm" svg:height="0.001cm" svg:x="11cm" svg:y="24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cm" svg:height="1cm" svg:x="34.226cm" svg:y="21.9cm">
          <text:p text:style-name="P2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54" draw:id="id54" draw:layer="layout" svg:width="0.426cm" svg:height="0.001cm" svg:x="33.9cm" svg:y="22.0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67" draw:id="id67" draw:layer="layout" svg:width="0.426cm" svg:height="0.001cm" svg:x="33.8cm" svg:y="22.3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56" draw:id="id56" draw:layer="layout" svg:width="0.426cm" svg:height="0.001cm" svg:x="35.226cm" svg:y="22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65" draw:id="id65" draw:layer="layout" svg:width="0.426cm" svg:height="0.001cm" svg:x="33.926cm" svg:y="2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cm" svg:height="1.1cm" svg:x="26.711cm" svg:y="23.9cm">
          <text:p text:style-name="P2"><text:span text:style-name="T2">&lt;&lt;2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4" xml:id="id38" draw:id="id38" draw:layer="layout" svg:width="0.426cm" svg:height="0.001cm" svg:x="26.6cm" svg:y="24.5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39" draw:id="id39" draw:layer="layout" svg:width="0.426cm" svg:height="0.001cm" svg:x="28.5cm" svg:y="24.53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12" draw:layer="layout" svg:width="2.1cm" svg:height="4.59cm" draw:transform="rotate (-1.5707963267949) translate (25.5cm 23.4cm)">
            <text:p/>
            <draw:enhanced-geometry svg:viewBox="0 0 21600 21600" draw:glue-points="?f6 10800 10800 21600 ?f5 10800 10800 0" draw:text-areas="?f3 ?f3 ?f4 ?f4" draw:type="trapezoid" draw:modifiers="6723.6554021894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13" draw:layer="layout" svg:width="1.041cm" svg:height="0.472cm" svg:x="23.01cm" svg:y="24.302cm">
            <text:p text:style-name="P2"><text:span text:style-name="T2">SignExtend</text:span></text:p>
            <draw:enhanced-geometry svg:viewBox="0 0 21600 21600" draw:type="rectangle" draw:enhanced-path="M 0 0 L 21600 0 21600 21600 0 21600 0 0 Z N"/>
          </draw:custom-shape>
        </draw:g>
        <draw:circle draw:style-name="gr18" draw:text-style-name="P14" draw:layer="layout" svg:width="0.8cm" svg:height="0.8cm" draw:transform="skewX (0.00122173047639603) translate (38.491cm 3.7cm)" draw:kind="cut" draw:start-angle="271.12" draw:end-angle="89.58">
          <text:p/>
        </draw:circle>
        <draw:custom-shape draw:style-name="gr19" draw:text-style-name="P14" draw:layer="layout" svg:width="0.4cm" svg:height="0.8cm" svg:x="38.5cm" svg:y="3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116" draw:id="id116" draw:layer="layout" svg:width="0.426cm" svg:height="0.001cm" svg:x="38.073cm" svg:y="3.9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77" draw:id="id77" draw:layer="layout" svg:width="0.426cm" svg:height="0.001cm" svg:x="38.073cm" svg:y="4.2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68" draw:id="id68" draw:layer="layout" svg:width="0.426cm" svg:height="0.001cm" svg:x="39.3cm" svg:y="4.099cm">
          <text:p/>
          <draw:enhanced-geometry svg:viewBox="0 0 21600 21600" draw:type="rectangle" draw:enhanced-path="M 0 0 L 21600 0 21600 21600 0 21600 0 0 Z N"/>
        </draw:custom-shape>
        <draw:circle draw:style-name="gr18" draw:text-style-name="P14" draw:layer="layout" svg:width="0.8cm" svg:height="0.8cm" draw:transform="skewX (0.00122173047639603) translate (38.492cm 5cm)" draw:kind="cut" draw:start-angle="271.12" draw:end-angle="89.58">
          <text:p/>
        </draw:circle>
        <draw:custom-shape draw:style-name="gr19" draw:text-style-name="P14" draw:layer="layout" svg:width="0.4cm" svg:height="0.8cm" svg:x="38.501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76" draw:id="id76" draw:layer="layout" svg:width="0.426cm" svg:height="0.001cm" svg:x="38.074cm" svg:y="5.2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118" draw:id="id118" draw:layer="layout" svg:width="0.426cm" svg:height="0.001cm" svg:x="38.074cm" svg:y="5.5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70" draw:id="id70" draw:layer="layout" svg:width="0.426cm" svg:height="0.001cm" svg:x="39.301cm" svg:y="5.3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7cm" svg:height="1.891cm" draw:transform="rotate (1.5707963267949) translate (33.455cm 19.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6" draw:layer="layout" svg:width="0.92cm" svg:height="0.886cm" draw:transform="rotate (-1.5707963267949) translate (34.222cm 16.39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48.86901630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7" draw:layer="layout" svg:width="0.532cm" svg:height="0.24cm" svg:x="34.581cm" svg:y="15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32" draw:id="id32" draw:layer="layout" svg:width="0.255cm" svg:height="0.001cm" svg:x="33.2cm" svg:y="18.021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4" draw:text-style-name="P2" xml:id="id34" draw:id="id34" draw:layer="layout" svg:width="0.255cm" svg:height="0.001cm" svg:x="33.2cm" svg:y="15.67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4" draw:text-style-name="P2" xml:id="id75" draw:id="id75" draw:layer="layout" svg:width="0.255cm" svg:height="0.001cm" svg:x="35.346cm" svg:y="15.77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5" draw:text-style-name="P18" draw:layer="layout" svg:width="0.972cm" svg:height="1.702cm" svg:x="34.336cm" svg:y="15.998cm">
          <text:p text:style-name="P2"><text:span text:style-name="T3">A</text:span></text:p>
          <text:p text:style-name="P2"><text:span text:style-name="T3">L</text:span></text:p>
          <text:p text:style-name="P2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45" draw:id="id45" draw:layer="layout" svg:width="0.255cm" svg:height="0.001cm" svg:x="35.346cm" svg:y="16.573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6" draw:text-style-name="P19" draw:layer="layout" svg:width="1.374cm" svg:height="0.726cm" svg:x="33.962cm" svg:y="15.4cm">
          <draw:text-box>
            <text:p><text:span text:style-name="T4">Zero</text:span></text:p>
          </draw:text-box>
        </draw:frame>
        <draw:custom-shape draw:style-name="gr27" draw:text-style-name="P20" draw:layer="layout" svg:width="3.37cm" svg:height="4.298cm" svg:x="8.101cm" svg:y="14.302cm">
          <text:p text:style-name="P2"><text:span text:style-name="T2">Insrt/Data</text:span></text:p>
          <text:p text:style-name="P2"><text:span text:style-name="T2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041cm" svg:height="0.472cm" svg:x="8.301cm" svg:y="17.908cm">
          <text:p text:style-name="P2"><text:span text:style-name="T2">W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0.828cm" svg:height="0.472cm" svg:x="8.171cm" svg:y="14.853cm">
          <text:p text:style-name="P2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041cm" svg:height="0.472cm" svg:x="10.324cm" svg:y="15.153cm">
          <text:p text:style-name="P2"><text:span text:style-name="T2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041cm" svg:height="0.472cm" svg:x="9.791cm" svg:y="14.492cm">
          <text:p text:style-name="P2"><text:span text:style-name="T2">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1" draw:layer="layout" svg:width="1.171cm" svg:height="0.292cm" draw:transform="rotate (-3.14141812066459) translate (9.449cm 14.5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1" xml:id="id7" draw:id="id7" draw:layer="layout" svg:width="0.426cm" svg:height="0.001cm" svg:x="11.474cm" svg:y="1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xml:id="id6" draw:id="id6" draw:layer="layout" svg:width="0.426cm" svg:height="0.001cm" svg:x="7.674cm" svg:y="1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xml:id="id57" draw:id="id57" draw:layer="layout" svg:width="0.426cm" svg:height="0.001cm" svg:x="7.674cm" svg:y="18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xml:id="id95" draw:id="id95" draw:layer="layout" svg:width="0.426cm" svg:height="0.001cm" draw:transform="rotate (-1.5707963267949) translate (8.883cm 13.819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22" draw:layer="layout" svg:width="4.119cm" svg:height="4.56cm" svg:x="21.676cm" svg:y="14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3" draw:layer="layout" svg:width="0.765cm" svg:height="0.348cm" svg:x="23.221cm" svg:y="14.435cm">
          <text:p text:style-name="P2"><text:span text:style-name="T2">WE3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66cm" svg:height="0.347cm" svg:x="24.765cm" svg:y="15.024cm">
          <text:p text:style-name="P2"><text:span text:style-name="T2">RD1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66cm" svg:height="0.347cm" svg:x="24.765cm" svg:y="15.833cm">
          <text:p text:style-name="P2"><text:span text:style-name="T2">RD1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66cm" svg:height="0.347cm" svg:x="21.897cm" svg:y="15.024cm">
          <text:p text:style-name="P2"><text:span text:style-name="T2">A1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66cm" svg:height="0.347cm" svg:x="21.897cm" svg:y="15.833cm">
          <text:p text:style-name="P2"><text:span text:style-name="T2">A2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66cm" svg:height="0.347cm" svg:x="21.97cm" svg:y="17.157cm">
          <text:p text:style-name="P2"><text:span text:style-name="T2">A3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66cm" svg:height="0.347cm" svg:x="21.97cm" svg:y="18.26cm">
          <text:p text:style-name="P2"><text:span text:style-name="T2">WD3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66cm" svg:height="0.347cm" svg:x="23.441cm" svg:y="16.348cm">
          <text:p text:style-name="P2"><text:span text:style-name="T2">Register</text:span></text:p>
          <text:p text:style-name="P2"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862cm" svg:height="0.2cm" draw:transform="rotate (-3.14141812066459) translate (22.774cm 14.4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2" xml:id="id17" draw:id="id17" draw:layer="layout" svg:width="0.313cm" svg:height="0.001cm" svg:x="21.374cm" svg:y="15.19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xml:id="id18" draw:id="id18" draw:layer="layout" svg:width="0.313cm" svg:height="0.001cm" svg:x="21.374cm" svg:y="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xml:id="id14" draw:id="id14" draw:layer="layout" svg:width="0.313cm" svg:height="0.001cm" svg:x="21.374cm" svg:y="17.3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xml:id="id16" draw:id="id16" draw:layer="layout" svg:width="0.313cm" svg:height="0.001cm" svg:x="21.374cm" svg:y="18.42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xml:id="id25" draw:id="id25" draw:layer="layout" svg:width="0.313cm" svg:height="0.001cm" svg:x="25.787cm" svg:y="15.19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xml:id="id23" draw:id="id23" draw:layer="layout" svg:width="0.313cm" svg:height="0.001cm" svg:x="25.787cm" svg:y="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xml:id="id106" draw:id="id106" draw:layer="layout" svg:width="0.313cm" svg:height="0.001cm" draw:transform="rotate (1.5707963267949) translate (23.661cm 14.213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313cm" svg:height="0.001cm" draw:transform="rotate (1.5707963267949) translate (22.361cm 14.21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xml:id="id124" draw:id="id124" draw:layer="layout" svg:width="0.426cm" svg:height="0.001cm" svg:x="42.174cm" svg:y="4.7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xml:id="id71" draw:id="id71" draw:layer="layout" svg:width="0.426cm" svg:height="0.001cm" svg:x="41.046cm" svg:y="4.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xml:id="id69" draw:id="id69" draw:layer="layout" svg:width="0.426cm" svg:height="0.001cm" svg:x="41.046cm" svg:y="4.699cm">
          <text:p/>
          <draw:enhanced-geometry svg:viewBox="0 0 21600 21600" draw:type="rectangle" draw:enhanced-path="M 0 0 L 21600 0 21600 21600 0 21600 0 0 Z N"/>
        </draw:custom-shape>
        <draw:g>
          <draw:circle draw:style-name="gr37" draw:text-style-name="P25" draw:layer="layout" svg:width="0.8cm" svg:height="0.8cm" draw:transform="skewX (0.00122173047639603) translate (41.365cm 4.4cm)" draw:kind="cut" draw:start-angle="271.12" draw:end-angle="89.58">
            <text:p/>
          </draw:circle>
          <draw:custom-shape draw:style-name="gr38" draw:text-style-name="P26" draw:layer="layout" svg:width="0.494cm" svg:height="0.4cm" draw:transform="skewX (-0.311890337331387) translate (41.277cm 4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26" draw:layer="layout" svg:width="0.607cm" svg:height="0.419cm" draw:transform="skewX (0.311715804406187) translate (41.364cm 4.778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0" draw:text-style-name="P27" draw:layer="layout" svg:width="3.591cm" svg:height="1.277cm" draw:transform="rotate (1.5709708597201) translate (17.358cm 19.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8" draw:layer="layout" svg:width="0.444cm" svg:height="0.573cm" svg:x="17.631cm" svg:y="16.807cm">
          <text:p text:style-name="P2"><text:span text:style-name="T2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0.444cm" svg:height="0.573cm" svg:x="17.631cm" svg:y="17.438cm">
          <text:p text:style-name="P2"><text:span text:style-name="T2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0.442cm" svg:height="0.573cm" svg:x="17.631cm" svg:y="18.125cm">
          <text:p text:style-name="P2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0.444cm" svg:height="0.573cm" svg:x="17.631cm" svg:y="18.755cm">
          <text:p text:style-name="P2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xml:id="id11" draw:id="id11" draw:layer="layout" svg:width="0.366cm" svg:height="0.002cm" svg:x="16.992cm" svg:y="17.1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41" draw:id="id41" draw:layer="layout" svg:width="0.366cm" svg:height="0.001cm" svg:x="16.992cm" svg:y="17.7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22" draw:id="id22" draw:layer="layout" svg:width="0.366cm" svg:height="0.001cm" svg:x="16.992cm" svg:y="18.3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0.366cm" svg:height="0.001cm" svg:x="16.992cm" svg:y="19.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13" draw:id="id13" draw:layer="layout" svg:width="0.365cm" svg:height="0.001cm" svg:x="18.635cm" svg:y="18.1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xml:id="id102" draw:id="id102" draw:layer="layout" svg:width="0.378cm" svg:height="0.001cm" draw:transform="rotate (1.5707963267949) translate (17.996cm 16.78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13cm" svg:height="0.875cm" draw:transform="rotate (1.5709708597201) translate (6.029cm 16.13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0.389cm" svg:height="0.504cm" svg:x="6.172cm" svg:y="14.561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02cm" svg:height="0.474cm" svg:x="6.159cm" svg:y="15.189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0.426cm" svg:height="0.001cm" svg:x="5.603cm" svg:y="14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58" draw:id="id58" draw:layer="layout" svg:width="0.426cm" svg:height="0.001cm" svg:x="5.603cm" svg:y="15.5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93" draw:id="id93" draw:layer="layout" svg:width="0.441cm" svg:height="0.001cm" draw:transform="rotate (1.5707963267949) translate (6.454cm 14.34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0.426cm" svg:height="0.001cm" svg:x="6.88cm" svg:y="15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71cm" svg:height="2.007cm" svg:x="12.703cm" svg:y="14.893cm">
          <text:p text:style-name="P2"><text:span text:style-name="T1"/></text:p>
          <text:p text:style-name="P2"><text:span text:style-name="T1"/></text:p>
          <text:p text:style-name="P2"><text:span text:style-name="T2">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71cm" svg:height="0.292cm" draw:transform="rotate (-3.14141812066459) translate (13.874cm 15.1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8" draw:id="id8" draw:layer="layout" svg:width="0.426cm" svg:height="0.001cm" svg:x="12.277cm" svg:y="15.3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0.426cm" svg:height="0.001cm" svg:x="13.874cm" svg:y="15.3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71cm" svg:height="2.007cm" svg:x="12.726cm" svg:y="20.493cm">
          <text:p text:style-name="P2"><text:span text:style-name="T1"/></text:p>
          <text:p text:style-name="P2"><text:span text:style-name="T1"/></text:p>
          <text:p text:style-name="P2"><text:span text:style-name="T2">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71cm" svg:height="0.292cm" draw:transform="rotate (-3.14141812066459) translate (13.897cm 20.7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10" draw:id="id10" draw:layer="layout" svg:width="0.426cm" svg:height="0.001cm" svg:x="12.3cm" svg:y="20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0" draw:id="id20" draw:layer="layout" svg:width="0.426cm" svg:height="0.001cm" svg:x="13.897cm" svg:y="20.93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.171cm" svg:height="4.1cm" svg:x="27.026cm" svg:y="14.7cm">
          <text:p text:style-name="P2"><text:span text:style-name="T1"/></text:p>
          <text:p text:style-name="P2"><text:span text:style-name="T1"/></text:p>
          <text:p text:style-name="P2"><text:span text:style-name="T2">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71cm" svg:height="0.292cm" draw:transform="rotate (-3.14141812066459) translate (28.197cm 14.99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26" draw:id="id26" draw:layer="layout" svg:width="0.426cm" svg:height="0.001cm" svg:x="26.6cm" svg:y="15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7" draw:id="id27" draw:layer="layout" svg:width="0.426cm" svg:height="0.001cm" svg:x="28.197cm" svg:y="15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4" draw:id="id24" draw:layer="layout" svg:width="0.426cm" svg:height="0.001cm" svg:x="26.6cm" svg:y="16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013cm" svg:height="0.875cm" draw:transform="rotate (1.5709708597201) translate (29.623cm 16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0.389cm" svg:height="0.504cm" svg:x="29.766cm" svg:y="14.928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02cm" svg:height="0.474cm" svg:x="29.753cm" svg:y="15.556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8" draw:id="id28" draw:layer="layout" svg:width="0.426cm" svg:height="0.001cm" svg:x="29.197cm" svg:y="15.1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30" draw:id="id30" draw:layer="layout" svg:width="0.426cm" svg:height="0.001cm" svg:x="29.197cm" svg:y="15.9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08" draw:id="id108" draw:layer="layout" svg:width="0.441cm" svg:height="0.001cm" draw:transform="rotate (1.5707963267949) translate (30.048cm 14.70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33" draw:id="id33" draw:layer="layout" svg:width="0.426cm" svg:height="0.001cm" svg:x="30.474cm" svg:y="15.4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13cm" svg:height="0.875cm" draw:transform="rotate (1.5709708597201) translate (39.423cm 17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0.389cm" svg:height="0.504cm" svg:x="39.566cm" svg:y="15.628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02cm" svg:height="0.474cm" svg:x="39.553cm" svg:y="16.256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28" draw:id="id128" draw:layer="layout" svg:width="0.426cm" svg:height="0.001cm" svg:x="38.997cm" svg:y="15.8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48" draw:id="id48" draw:layer="layout" svg:width="0.426cm" svg:height="0.001cm" svg:x="38.997cm" svg:y="16.6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14" draw:id="id114" draw:layer="layout" svg:width="0.441cm" svg:height="0.001cm" draw:transform="rotate (1.5707963267949) translate (39.848cm 15.40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49" draw:id="id49" draw:layer="layout" svg:width="0.426cm" svg:height="0.001cm" svg:x="40.274cm" svg:y="16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13cm" svg:height="0.875cm" draw:transform="rotate (1.5709708597201) translate (41.523cm 17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0.389cm" svg:height="0.504cm" svg:x="41.666cm" svg:y="15.928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02cm" svg:height="0.474cm" svg:x="41.653cm" svg:y="16.556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0" draw:id="id50" draw:layer="layout" svg:width="0.426cm" svg:height="0.001cm" svg:x="41.097cm" svg:y="16.1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83" draw:id="id83" draw:layer="layout" svg:width="0.426cm" svg:height="0.001cm" svg:x="41.097cm" svg:y="16.9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20" draw:id="id120" draw:layer="layout" svg:width="0.441cm" svg:height="0.001cm" draw:transform="rotate (1.5707963267949) translate (41.948cm 15.70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51" draw:id="id51" draw:layer="layout" svg:width="0.426cm" svg:height="0.001cm" svg:x="42.374cm" svg:y="16.4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13cm" svg:height="0.875cm" draw:transform="rotate (1.5709708597201) translate (30.326cm 3.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0.389cm" svg:height="0.504cm" svg:x="30.469cm" svg:y="1.828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02cm" svg:height="0.474cm" svg:x="30.456cm" svg:y="2.456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8" draw:id="id88" draw:layer="layout" svg:width="0.426cm" svg:height="0.001cm" svg:x="29.9cm" svg:y="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87" draw:id="id87" draw:layer="layout" svg:width="0.426cm" svg:height="0.001cm" svg:x="29.9cm" svg:y="2.8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22" draw:id="id122" draw:layer="layout" svg:width="0.441cm" svg:height="0.001cm" draw:transform="rotate (1.5707963267949) translate (30.751cm 1.60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85" draw:id="id85" draw:layer="layout" svg:width="0.426cm" svg:height="0.001cm" svg:x="31.177cm" svg:y="2.378cm">
          <text:p/>
          <draw:enhanced-geometry svg:viewBox="0 0 21600 21600" draw:type="rectangle" draw:enhanced-path="M 0 0 L 21600 0 21600 21600 0 21600 0 0 Z N"/>
        </draw:custom-shape>
        <draw:connector draw:style-name="gr45" draw:text-style-name="P31" draw:layer="layout" draw:type="line" svg:x1="2.703cm" svg:y1="14.811cm" svg:x2="3.18cm" svg:y2="14.771cm" draw:start-shape="id1" draw:start-glue-point="1" draw:end-shape="id2" draw:end-glue-point="3" svg:d="M2703 14811l477-40" svg:viewBox="0 0 478 41">
          <text:p/>
        </draw:connector>
        <draw:connector draw:style-name="gr45" draw:text-style-name="P31" draw:layer="layout" draw:type="line" svg:x1="5.203cm" svg:y1="14.771cm" svg:x2="5.603cm" svg:y2="14.78cm" draw:start-shape="id3" draw:start-glue-point="1" draw:end-shape="id4" draw:end-glue-point="3" svg:d="M5203 14771l400 9" svg:viewBox="0 0 401 10">
          <text:p/>
        </draw:connector>
        <draw:connector draw:style-name="gr45" draw:text-style-name="P31" draw:layer="layout" draw:type="line" svg:x1="7.306cm" svg:y1="15.111cm" svg:x2="7.674cm" svg:y2="15.134cm" draw:start-shape="id5" draw:start-glue-point="1" draw:end-shape="id6" draw:end-glue-point="3" svg:d="M7306 15111l368 23" svg:viewBox="0 0 369 24">
          <text:p/>
        </draw:connector>
        <draw:connector draw:style-name="gr45" draw:text-style-name="P31" xml:id="id82" draw:id="id82" draw:layer="layout" draw:type="line" svg:x1="11.9cm" svg:y1="15.334cm" svg:x2="12.277cm" svg:y2="15.331cm" draw:start-shape="id7" draw:start-glue-point="1" draw:end-shape="id8" draw:end-glue-point="3" svg:d="M11900 15334l377-3" svg:viewBox="0 0 378 4">
          <text:p/>
        </draw:connector>
        <draw:connector draw:style-name="gr46" draw:text-style-name="P31" xml:id="id9" draw:id="id9" draw:layer="layout" draw:type="line" svg:x1="11.882cm" svg:y1="20.914cm" svg:x2="11.887cm" svg:y2="18.427cm" svg:d="M11882 20914l5-2487" svg:viewBox="0 0 6 2488">
          <text:p/>
        </draw:connector>
        <draw:connector draw:style-name="gr46" draw:text-style-name="P31" draw:layer="layout" draw:type="line" svg:x1="11.887cm" svg:y1="18.427cm" svg:x2="11.9cm" svg:y2="15.334cm" draw:start-shape="id9" draw:start-glue-point="3" draw:end-shape="id7" draw:end-glue-point="1" svg:d="M11887 18427l13-3093" svg:viewBox="0 0 14 3094">
          <text:p/>
        </draw:connector>
        <draw:connector draw:style-name="gr45" draw:text-style-name="P31" draw:layer="layout" draw:type="line" svg:x1="11.883cm" svg:y1="20.901cm" svg:x2="12.3cm" svg:y2="20.9cm" draw:end-shape="id10" draw:end-glue-point="3" svg:d="M11883 20901l417-1" svg:viewBox="0 0 418 2">
          <text:p/>
        </draw:connector>
        <draw:custom-shape draw:style-name="gr40" draw:text-style-name="P27" draw:layer="layout" svg:width="3.591cm" svg:height="1.277cm" draw:transform="rotate (1.5709708597201) translate (18.566cm 23.79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8" draw:layer="layout" svg:width="0.444cm" svg:height="0.573cm" svg:x="18.839cm" svg:y="20.698cm">
          <text:p text:style-name="P2"><text:span text:style-name="T2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0.444cm" svg:height="0.573cm" svg:x="18.839cm" svg:y="21.329cm">
          <text:p text:style-name="P2"><text:span text:style-name="T2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0.442cm" svg:height="0.573cm" svg:x="18.839cm" svg:y="22.016cm">
          <text:p text:style-name="P2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0.444cm" svg:height="0.573cm" svg:x="18.839cm" svg:y="22.646cm">
          <text:p text:style-name="P2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xml:id="id60" draw:id="id60" draw:layer="layout" svg:width="0.366cm" svg:height="0.002cm" svg:x="18.2cm" svg:y="21.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21" draw:id="id21" draw:layer="layout" svg:width="0.366cm" svg:height="0.001cm" svg:x="18.2cm" svg:y="21.6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44" draw:id="id44" draw:layer="layout" svg:width="0.366cm" svg:height="0.001cm" svg:x="18.2cm" svg:y="22.2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0.366cm" svg:height="0.001cm" svg:x="18.2cm" svg:y="22.94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15" draw:id="id15" draw:layer="layout" svg:width="0.365cm" svg:height="0.001cm" svg:x="19.843cm" svg:y="21.99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xml:id="id104" draw:id="id104" draw:layer="layout" svg:width="0.378cm" svg:height="0.001cm" draw:transform="rotate (1.5707963267949) translate (19.204cm 20.673cm)">
          <text:p/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16.992cm" svg:y1="17.16cm" svg:x2="14.3cm" svg:y2="15.331cm" draw:start-shape="id11" draw:start-glue-point="3" draw:end-shape="id12" draw:end-glue-point="1" svg:d="M16992 17160h-1346v-1829h-1346" svg:viewBox="0 0 2693 1830">
          <text:p/>
        </draw:connector>
        <draw:connector draw:style-name="gr47" draw:text-style-name="P2" draw:layer="layout" svg:x1="19cm" svg:y1="18.105cm" svg:x2="21.374cm" svg:y2="17.324cm" draw:start-shape="id13" draw:start-glue-point="1" draw:end-shape="id14" draw:end-glue-point="3" svg:d="M19000 18105h1186v-781h1188" svg:viewBox="0 0 2375 782">
          <text:p/>
        </draw:connector>
        <draw:connector draw:style-name="gr47" draw:text-style-name="P2" draw:layer="layout" draw:line-skew="1.789cm" svg:x1="20.208cm" svg:y1="21.996cm" svg:x2="21.374cm" svg:y2="18.427cm" draw:start-shape="id15" draw:start-glue-point="1" draw:end-shape="id16" draw:end-glue-point="3" svg:d="M20208 21996v4h1166v-3573" svg:viewBox="0 0 1167 3574">
          <text:p/>
        </draw:connector>
        <draw:connector draw:style-name="gr47" draw:text-style-name="P2" xml:id="id19" draw:id="id19" draw:layer="layout" svg:x1="21.374cm" svg:y1="15.191cm" svg:x2="15.611cm" svg:y2="15.323cm" draw:start-shape="id17" draw:start-glue-point="3" svg:d="M21374 15191h-3132v132h-2631" svg:viewBox="0 0 5764 133">
          <text:p/>
        </draw:connector>
        <draw:connector draw:style-name="gr47" draw:text-style-name="P2" draw:layer="layout" svg:x1="21.374cm" svg:y1="16cm" svg:x2="18.242cm" svg:y2="15.257cm" draw:start-shape="id18" draw:start-glue-point="3" draw:end-shape="id19" draw:end-glue-point="0" svg:d="M21374 16000h-3132v-743" svg:viewBox="0 0 3133 744">
          <text:p/>
        </draw:connector>
        <draw:connector draw:style-name="gr47" draw:text-style-name="P2" draw:layer="layout" svg:x1="14.323cm" svg:y1="20.931cm" svg:x2="18.2cm" svg:y2="21.619cm" draw:start-shape="id20" draw:start-glue-point="1" draw:end-shape="id21" draw:end-glue-point="3" svg:d="M14323 20931h1939v688h1938" svg:viewBox="0 0 3878 689">
          <text:p/>
        </draw:connector>
        <draw:connector draw:style-name="gr46" draw:text-style-name="P31" draw:layer="layout" draw:type="line" svg:x1="16.992cm" svg:y1="18.388cm" svg:x2="15.6cm" svg:y2="18.393cm" draw:start-shape="id22" draw:start-glue-point="3" svg:d="M16992 18388l-1392 5" svg:viewBox="0 0 1393 6">
          <text:p/>
        </draw:connector>
        <draw:connector draw:style-name="gr47" draw:text-style-name="P2" draw:layer="layout" draw:line-skew="-0.539cm" svg:x1="26.1cm" svg:y1="16cm" svg:x2="26.6cm" svg:y2="16.038cm" draw:start-shape="id23" draw:start-glue-point="1" draw:end-shape="id24" draw:end-glue-point="3" svg:d="M26100 16000h500v38" svg:viewBox="0 0 501 39">
          <text:p/>
        </draw:connector>
        <draw:connector draw:style-name="gr47" draw:text-style-name="P2" xml:id="id90" draw:id="id90" draw:layer="layout" draw:line-skew="-0.492cm" svg:x1="26.1cm" svg:y1="15.191cm" svg:x2="26.6cm" svg:y2="15.138cm" draw:start-shape="id25" draw:start-glue-point="1" draw:end-shape="id26" draw:end-glue-point="3" svg:d="M26100 15191v9h500v-62" svg:viewBox="0 0 501 63">
          <text:p/>
        </draw:connector>
        <draw:custom-shape draw:style-name="gr4" draw:text-style-name="P4" xml:id="id29" draw:id="id29" draw:layer="layout" svg:width="0.426cm" svg:height="0.001cm" svg:x="28.197cm" svg:y="1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draw:layer="layout" draw:line-skew="-0.548cm" svg:x1="28.623cm" svg:y1="15.138cm" svg:x2="29.197cm" svg:y2="15.147cm" draw:start-shape="id27" draw:start-glue-point="1" draw:end-shape="id28" draw:end-glue-point="3" svg:d="M28623 15138v-38h574v47" svg:viewBox="0 0 575 48">
          <text:p/>
        </draw:connector>
        <draw:connector draw:style-name="gr47" draw:text-style-name="P2" draw:layer="layout" draw:line-skew="-0.539cm" svg:x1="28.623cm" svg:y1="15.938cm" svg:x2="29.197cm" svg:y2="15.919cm" draw:start-shape="id29" draw:start-glue-point="1" draw:end-shape="id30" draw:end-glue-point="3" svg:d="M28623 15938v-38h574v19" svg:viewBox="0 0 575 39">
          <text:p/>
        </draw:connector>
        <draw:custom-shape draw:style-name="gr40" draw:text-style-name="P27" draw:layer="layout" svg:width="3.591cm" svg:height="1.277cm" draw:transform="rotate (1.5709708597201) translate (30.766cm 20.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8" draw:layer="layout" svg:width="0.444cm" svg:height="0.573cm" svg:x="31.039cm" svg:y="17.507cm">
          <text:p text:style-name="P2"><text:span text:style-name="T2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0.444cm" svg:height="0.573cm" svg:x="31.039cm" svg:y="18.138cm">
          <text:p text:style-name="P2"><text:span text:style-name="T2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0.442cm" svg:height="0.573cm" svg:x="31.039cm" svg:y="18.825cm">
          <text:p text:style-name="P2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0.444cm" svg:height="0.573cm" svg:x="31.039cm" svg:y="19.455cm">
          <text:p text:style-name="P2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xml:id="id36" draw:id="id36" draw:layer="layout" svg:width="0.366cm" svg:height="0.002cm" svg:x="30.4cm" svg:y="17.8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35" draw:id="id35" draw:layer="layout" svg:width="0.366cm" svg:height="0.001cm" svg:x="30.4cm" svg:y="18.4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72" draw:id="id72" draw:layer="layout" svg:width="0.366cm" svg:height="0.001cm" svg:x="30.4cm" svg:y="19.0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40" draw:id="id40" draw:layer="layout" svg:width="0.366cm" svg:height="0.001cm" svg:x="30.4cm" svg:y="19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xml:id="id31" draw:id="id31" draw:layer="layout" svg:width="0.365cm" svg:height="0.001cm" svg:x="32.043cm" svg:y="18.8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xml:id="id109" draw:id="id109" draw:layer="layout" svg:width="0.378cm" svg:height="0.001cm" draw:transform="rotate (1.5707963267949) translate (31.404cm 17.482cm)">
          <text:p/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32.408cm" svg:y1="18.805cm" svg:x2="33.2cm" svg:y2="18.023cm" draw:start-shape="id31" draw:start-glue-point="1" draw:end-shape="id32" draw:end-glue-point="1" svg:d="M32408 18805h792v-782" svg:viewBox="0 0 793 783">
          <text:p/>
        </draw:connector>
        <draw:connector draw:style-name="gr47" draw:text-style-name="P2" draw:layer="layout" svg:x1="30.9cm" svg:y1="15.478cm" svg:x2="33.2cm" svg:y2="15.674cm" draw:start-shape="id33" draw:start-glue-point="1" draw:end-shape="id34" draw:end-glue-point="1" svg:d="M30900 15478h1150v196h1150" svg:viewBox="0 0 2301 197">
          <text:p/>
        </draw:connector>
        <draw:connector draw:style-name="gr46" draw:text-style-name="P31" draw:layer="layout" draw:type="line" svg:x1="30.4cm" svg:y1="18.428cm" svg:x2="29.623cm" svg:y2="18.429cm" draw:start-shape="id35" draw:start-glue-point="3" svg:d="M30400 18428l-777 1" svg:viewBox="0 0 778 2">
          <text:p/>
        </draw:connector>
        <draw:connector draw:style-name="gr47" draw:text-style-name="P2" draw:layer="layout" draw:line-skew="1.171cm" svg:x1="30.4cm" svg:y1="17.86cm" svg:x2="28.834cm" svg:y2="15.899cm" draw:start-shape="id36" draw:start-glue-point="3" svg:d="M30400 17860v-60h-1566v-1901" svg:viewBox="0 0 1567 1962">
          <text:p/>
        </draw:connector>
        <draw:custom-shape draw:style-name="gr48" draw:text-style-name="P32" xml:id="id37" draw:id="id37" draw:layer="layout" svg:width="0.426cm" svg:height="0.001cm" svg:x="25.5cm" svg:y="24.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2" xml:id="id42" draw:id="id42" draw:layer="layout" svg:width="0.426cm" svg:height="0.001cm" svg:x="20.5cm" svg:y="24.53cm">
          <text:p/>
          <draw:enhanced-geometry svg:viewBox="0 0 21600 21600" draw:type="rectangle" draw:enhanced-path="M 0 0 L 21600 0 21600 21600 0 21600 0 0 Z N"/>
        </draw:custom-shape>
        <draw:connector draw:style-name="gr47" draw:text-style-name="P2" xml:id="id73" draw:id="id73" draw:layer="layout" draw:line-skew="-0.531cm" svg:x1="25.926cm" svg:y1="24.53cm" svg:x2="26.6cm" svg:y2="24.53cm" draw:start-shape="id37" draw:start-glue-point="1" draw:end-shape="id38" draw:end-glue-point="3" svg:d="M25926 24530v-30h674v30" svg:viewBox="0 0 675 31">
          <text:p/>
        </draw:connector>
        <draw:connector draw:style-name="gr47" draw:text-style-name="P2" draw:layer="layout" draw:line-skew="-0.64cm" svg:x1="28.926cm" svg:y1="24.53cm" svg:x2="30.4cm" svg:y2="19.75cm" draw:start-shape="id39" draw:start-glue-point="1" draw:end-shape="id40" draw:end-glue-point="3" svg:d="M28926 24530v-3030h1474v-1750" svg:viewBox="0 0 1475 4781">
          <text:p/>
        </draw:connector>
        <draw:connector draw:style-name="gr47" draw:text-style-name="P2" draw:layer="layout" draw:line-skew="-0.669cm" svg:x1="16.992cm" svg:y1="17.728cm" svg:x2="15.647cm" svg:y2="17.159cm" draw:start-shape="id41" draw:start-glue-point="3" svg:d="M16992 17728h-1592v-569h247" svg:viewBox="0 0 1593 570">
          <text:p/>
        </draw:connector>
        <draw:connector draw:style-name="gr49" draw:text-style-name="P2" draw:layer="layout" draw:line-skew="3.414cm" svg:x1="20.5cm" svg:y1="24.53cm" svg:x2="15.395cm" svg:y2="17.743cm" draw:start-shape="id42" draw:start-glue-point="3" svg:d="M20500 24530v-230h-5105v-6557" svg:viewBox="0 0 5106 6788">
          <text:p/>
        </draw:connector>
        <draw:connector draw:style-name="gr47" draw:text-style-name="P2" draw:layer="layout" svg:x1="11.426cm" svg:y1="24.9cm" svg:x2="18.2cm" svg:y2="22.279cm" draw:start-shape="id43" draw:start-glue-point="1" draw:end-shape="id44" draw:end-glue-point="3" svg:d="M11426 24900h3387v-2621h3387" svg:viewBox="0 0 6775 2622">
          <text:p/>
        </draw:connector>
        <draw:custom-shape draw:style-name="gr2" draw:text-style-name="P3" draw:layer="layout" svg:width="1.171cm" svg:height="2.007cm" svg:x="36.703cm" svg:y="16.193cm">
          <text:p text:style-name="P2"><text:span text:style-name="T1"/></text:p>
          <text:p text:style-name="P2"><text:span text:style-name="T1"/></text:p>
          <text:p text:style-name="P2"><text:span text:style-name="T2">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71cm" svg:height="0.292cm" draw:transform="rotate (-3.14141812066459) translate (37.874cm 16.4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46" draw:id="id46" draw:layer="layout" svg:width="0.426cm" svg:height="0.001cm" svg:x="36.277cm" svg:y="16.6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7" draw:id="id47" draw:layer="layout" svg:width="0.426cm" svg:height="0.001cm" svg:x="37.874cm" svg:y="16.631cm">
          <text:p/>
          <draw:enhanced-geometry svg:viewBox="0 0 21600 21600" draw:type="rectangle" draw:enhanced-path="M 0 0 L 21600 0 21600 21600 0 21600 0 0 Z N"/>
        </draw:custom-shape>
        <draw:connector draw:style-name="gr47" draw:text-style-name="P2" xml:id="id129" draw:id="id129" draw:layer="layout" draw:line-skew="-0.532cm" svg:x1="35.601cm" svg:y1="16.575cm" svg:x2="36.277cm" svg:y2="16.631cm" draw:start-shape="id45" draw:start-glue-point="3" draw:end-shape="id46" draw:end-glue-point="3" svg:d="M35601 16575v25h676v31" svg:viewBox="0 0 677 57">
          <text:p/>
        </draw:connector>
        <draw:connector draw:style-name="gr47" draw:text-style-name="P2" xml:id="id61" draw:id="id61" draw:layer="layout" draw:line-skew="-0.532cm" svg:x1="38.3cm" svg:y1="16.631cm" svg:x2="38.997cm" svg:y2="16.619cm" draw:start-shape="id47" draw:start-glue-point="1" draw:end-shape="id48" draw:end-glue-point="3" svg:d="M38300 16631v-31h697v19" svg:viewBox="0 0 698 32">
          <text:p/>
        </draw:connector>
        <draw:connector draw:style-name="gr47" draw:text-style-name="P2" draw:layer="layout" draw:line-skew="-0.479cm" svg:x1="40.7cm" svg:y1="16.178cm" svg:x2="41.097cm" svg:y2="16.147cm" draw:start-shape="id49" draw:start-glue-point="1" draw:end-shape="id50" draw:end-glue-point="3" svg:d="M40700 16178v22h397v-53" svg:viewBox="0 0 398 54">
          <text:p/>
        </draw:connector>
        <draw:connector draw:style-name="gr47" draw:text-style-name="P2" draw:layer="layout" draw:line-skew="11.911cm" svg:x1="42.8cm" svg:y1="16.478cm" svg:x2="0.7cm" svg:y2="14.5cm" draw:start-shape="id51" draw:start-glue-point="1" draw:end-shape="id52" draw:end-glue-point="3" svg:d="M42800 16478v10922h-42100v-12900" svg:viewBox="0 0 42101 12901">
          <text:p/>
        </draw:connector>
        <draw:connector draw:style-name="gr47" draw:text-style-name="P2" draw:layer="layout" draw:line-skew="4.115cm" svg:x1="9.7cm" svg:y1="24.699cm" svg:x2="5.203cm" svg:y2="14.771cm" draw:start-shape="id53" draw:start-glue-point="3" draw:end-shape="id3" draw:end-glue-point="1" svg:d="M9700 24699v-849h-4497v-9079" svg:viewBox="0 0 4498 9929">
          <text:p/>
        </draw:connector>
        <draw:connector draw:style-name="gr46" draw:text-style-name="P31" draw:layer="layout" draw:type="line" svg:x1="33.9cm" svg:y1="22.099cm" svg:x2="28.899cm" svg:y2="22.093cm" draw:start-shape="id54" draw:start-glue-point="3" svg:d="M33900 22099l-5001-6" svg:viewBox="0 0 5002 7">
          <text:p/>
        </draw:connector>
        <draw:connector draw:style-name="gr47" draw:text-style-name="P2" draw:layer="layout" draw:line-skew="8.051cm" svg:x1="1.1cm" svg:y1="15.299cm" svg:x2="35.652cm" svg:y2="22.4cm" draw:start-shape="id55" draw:start-glue-point="3" draw:end-shape="id56" draw:end-glue-point="1" svg:d="M1100 15299v11601h34552v-4500" svg:viewBox="0 0 34553 11602">
          <text:p/>
        </draw:connector>
        <draw:connector draw:style-name="gr47" draw:text-style-name="P2" draw:layer="layout" draw:line-skew="2.268cm" svg:x1="7.674cm" svg:y1="18.234cm" svg:x2="28.881cm" svg:y2="17.769cm" draw:start-shape="id57" draw:start-glue-point="3" svg:d="M7674 18234v1766h21207v-2231" svg:viewBox="0 0 21208 2232">
          <text:p/>
        </draw:connector>
        <draw:connector draw:style-name="gr47" draw:text-style-name="P2" xml:id="id59" draw:id="id59" draw:layer="layout" draw:line-skew="7.626cm" svg:x1="5.603cm" svg:y1="15.552cm" svg:x2="17.053cm" svg:y2="21.095cm" draw:start-shape="id58" draw:start-glue-point="3" svg:d="M5603 15552v10648h11450v-5105" svg:viewBox="0 0 11451 10649">
          <text:p/>
        </draw:connector>
        <draw:connector draw:style-name="gr47" draw:text-style-name="P2" draw:layer="layout" draw:line-skew="-0.527cm" svg:x1="17.053cm" svg:y1="21.095cm" svg:x2="18.2cm" svg:y2="21.051cm" draw:start-shape="id59" draw:start-glue-point="3" draw:end-shape="id60" draw:end-glue-point="3" svg:d="M17053 21095h47v-44h1100" svg:viewBox="0 0 1148 45">
          <text:p/>
        </draw:connector>
        <draw:connector draw:style-name="gr47" draw:text-style-name="P2" draw:layer="layout" draw:line-skew="10.101cm" svg:x1="38.648cm" svg:y1="16.6cm" svg:x2="17.046cm" svg:y2="26.184cm" draw:start-shape="id61" draw:start-glue-point="0" svg:d="M38648 16600v9600h-21602v-16" svg:viewBox="0 0 21603 9601">
          <text:p/>
        </draw:connector>
        <draw:custom-shape draw:style-name="gr50" draw:text-style-name="P33" xml:id="id62" draw:id="id62" draw:layer="layout" svg:width="1.1cm" svg:height="0.7cm" svg:x="6.6cm" svg:y="24.8cm">
          <text:p text:style-name="P2"><text:span text:style-name="T4">4</text:span>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7.7cm" svg:y1="25.15cm" svg:x2="9.7cm" svg:y2="25cm" draw:start-shape="id62" draw:start-glue-point="1" draw:end-shape="id63" draw:end-glue-point="3" svg:d="M7700 25150h1000v-150h1000" svg:viewBox="0 0 2001 151">
          <text:p/>
        </draw:connector>
        <draw:custom-shape draw:style-name="gr50" draw:text-style-name="P33" draw:layer="layout" svg:width="1.1cm" svg:height="0.7cm" svg:x="29cm" svg:y="18.1cm">
          <text:p text:style-name="P2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0" draw:text-style-name="P33" draw:layer="layout" svg:width="1.1cm" svg:height="0.7cm" svg:x="6.6cm" svg:y="24.8cm">
          <text:p text:style-name="P2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0" draw:text-style-name="P33" xml:id="id64" draw:id="id64" draw:layer="layout" svg:width="1.1cm" svg:height="0.7cm" svg:x="31.3cm" svg:y="22.9cm">
          <text:p text:style-name="P2"><text:span text:style-name="T4">4</text:span>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32.4cm" svg:y1="23.25cm" svg:x2="33.926cm" svg:y2="22.7cm" draw:start-shape="id64" draw:start-glue-point="1" draw:end-shape="id65" draw:end-glue-point="3" svg:d="M32400 23250h763v-550h763" svg:viewBox="0 0 1527 551">
          <text:p/>
        </draw:connector>
        <draw:custom-shape draw:style-name="gr51" draw:text-style-name="P34" xml:id="id66" draw:id="id66" draw:layer="layout" svg:width="1.1cm" svg:height="0.7cm" svg:x="29.8cm" svg:y="22.3cm">
          <text:p text:style-name="P2"><text:span text:style-name="T4">PC</text:span>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30.9cm" svg:y1="22.65cm" svg:x2="33.8cm" svg:y2="22.399cm" draw:start-shape="id66" draw:start-glue-point="1" draw:end-shape="id67" draw:end-glue-point="3" svg:d="M30900 22650h1450v-251h1450" svg:viewBox="0 0 2901 252">
          <text:p/>
        </draw:connector>
        <draw:custom-shape draw:style-name="gr52" draw:text-style-name="P34" draw:layer="layout" svg:width="1cm" svg:height="0.7cm" svg:x="3.7cm" svg:y="14.9cm">
          <text:p text:style-name="P2"><text:span text:style-name="T4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5" draw:layer="layout" svg:width="2cm" svg:height="0.8cm" svg:x="33.4cm" svg:y="21cm">
          <text:p text:style-name="P2"><text:span text:style-name="T4">Branches</text:span></text:p>
          <draw:enhanced-geometry svg:viewBox="0 0 21600 21600" draw:type="rectangle" draw:enhanced-path="M 0 0 L 21600 0 21600 21600 0 21600 0 0 Z N"/>
        </draw:custom-shape>
        <draw:connector draw:style-name="gr54" draw:text-style-name="P2" draw:layer="layout" svg:x1="39.726cm" svg:y1="4.099cm" svg:x2="41.046cm" svg:y2="4.699cm" draw:start-shape="id68" draw:start-glue-point="1" draw:end-shape="id69" draw:end-glue-point="3" svg:d="M39726 4099h660v600h660" svg:viewBox="0 0 1321 601">
          <text:p/>
        </draw:connector>
        <draw:connector draw:style-name="gr54" draw:text-style-name="P2" draw:layer="layout" svg:x1="39.727cm" svg:y1="5.399cm" svg:x2="41.046cm" svg:y2="4.9cm" draw:start-shape="id70" draw:start-glue-point="1" draw:end-shape="id71" draw:end-glue-point="3" svg:d="M39727 5399h660v-499h659" svg:viewBox="0 0 1320 500">
          <text:p/>
        </draw:connector>
        <draw:custom-shape draw:style-name="gr4" draw:text-style-name="P4" xml:id="id78" draw:id="id78" draw:layer="layout" svg:width="0.426cm" svg:height="0.001cm" draw:transform="rotate (1.5707963267949) translate (4.193cm 16.78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8" draw:id="id98" draw:layer="layout" svg:width="0.426cm" svg:height="0.001cm" draw:transform="rotate (1.5707963267949) translate (13.299cm 17.32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26cm" svg:height="0.001cm" draw:transform="rotate (1.5707963267949) translate (13.299cm 22.92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26cm" svg:height="0.001cm" draw:transform="rotate (1.5707963267949) translate (27.599cm 19.226cm)">
          <text:p/>
          <draw:enhanced-geometry svg:viewBox="0 0 21600 21600" draw:type="rectangle" draw:enhanced-path="M 0 0 L 21600 0 21600 21600 0 21600 0 0 Z N"/>
        </draw:custom-shape>
        <draw:connector draw:style-name="gr47" draw:text-style-name="P2" xml:id="id74" draw:id="id74" draw:layer="layout" svg:x1="30.4cm" svg:y1="19.088cm" svg:x2="28.462cm" svg:y2="20.921cm" draw:start-shape="id72" draw:start-glue-point="3" svg:d="M30400 19088h-1219v1833h-719" svg:viewBox="0 0 1939 1834">
          <text:p/>
        </draw:connector>
        <draw:connector draw:style-name="gr47" draw:text-style-name="P2" draw:layer="layout" draw:line-skew="-1.811cm" svg:x1="26.263cm" svg:y1="24.5cm" svg:x2="28.462cm" svg:y2="20.921cm" draw:start-shape="id73" draw:start-glue-point="0" draw:end-shape="id74" draw:end-glue-point="3" svg:d="M26263 24500v-3600h2199v21" svg:viewBox="0 0 2200 3601">
          <text:p/>
        </draw:connector>
        <draw:custom-shape draw:style-name="gr4" draw:text-style-name="P4" draw:layer="layout" svg:width="0.426cm" svg:height="0.001cm" draw:transform="rotate (1.5707963267949) translate (37.299cm 18.626cm)">
          <text:p/>
          <draw:enhanced-geometry svg:viewBox="0 0 21600 21600" draw:type="rectangle" draw:enhanced-path="M 0 0 L 21600 0 21600 21600 0 21600 0 0 Z N"/>
        </draw:custom-shape>
        <draw:connector draw:style-name="gr54" draw:text-style-name="P2" draw:layer="layout" draw:line-skew="-5.103cm" svg:x1="35.601cm" svg:y1="15.774cm" svg:x2="38.074cm" svg:y2="5.228cm" draw:start-shape="id75" draw:start-glue-point="3" draw:end-shape="id76" draw:end-glue-point="3" svg:d="M35601 15774v-10376h2473v-170" svg:viewBox="0 0 2474 10547">
          <text:p/>
        </draw:connector>
        <draw:connector draw:style-name="gr54" draw:text-style-name="P2" draw:layer="layout" draw:line-skew="-0.372cm" svg:x1="38.073cm" svg:y1="4.228cm" svg:x2="38.074cm" svg:y2="5.228cm" draw:start-shape="id77" draw:start-glue-point="3" draw:end-shape="id76" draw:end-glue-point="3" svg:d="M38073 4228h-873v1000h874" svg:viewBox="0 0 875 1001">
          <text:p/>
        </draw:connector>
        <draw:custom-shape draw:style-name="gr14" draw:text-style-name="P11" draw:layer="layout" svg:width="2cm" svg:height="1.1cm" svg:x="24.685cm" svg:y="0.8cm">
          <text:p text:style-name="P2"><text:span text:style-name="T2">&lt;&lt;2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4" xml:id="id81" draw:id="id81" draw:layer="layout" svg:width="0.426cm" svg:height="0.001cm" svg:x="24.574cm" svg:y="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86" draw:id="id86" draw:layer="layout" svg:width="0.426cm" svg:height="0.001cm" svg:x="26.474cm" svg:y="1.43cm">
          <text:p/>
          <draw:enhanced-geometry svg:viewBox="0 0 21600 21600" draw:type="rectangle" draw:enhanced-path="M 0 0 L 21600 0 21600 21600 0 21600 0 0 Z N"/>
        </draw:custom-shape>
        <draw:connector draw:style-name="gr54" draw:text-style-name="P2" xml:id="id79" draw:id="id79" draw:layer="layout" svg:x1="4.193cm" svg:y1="16.784cm" svg:x2="2.857cm" svg:y2="0.635cm" draw:start-shape="id78" draw:start-glue-point="3" svg:d="M4193 16784h-919v-16149h-417" svg:viewBox="0 0 1337 16150">
          <text:p/>
        </draw:connector>
        <draw:connector draw:style-name="gr54" draw:text-style-name="P2" draw:layer="layout" svg:x1="2.857cm" svg:y1="0.635cm" svg:x2="35.1cm" svg:y2="1.299cm" draw:start-shape="id79" draw:start-glue-point="3" draw:end-shape="id80" draw:end-glue-point="3" svg:d="M2857 635v-501h32243v1165" svg:viewBox="0 0 32244 1166">
          <text:p/>
        </draw:connector>
        <draw:connector draw:style-name="gr47" draw:text-style-name="P2" draw:layer="layout" draw:line-skew="-7.081cm" svg:x1="24.574cm" svg:y1="1.43cm" svg:x2="12.088cm" svg:y2="15.332cm" draw:start-shape="id81" draw:start-glue-point="3" draw:end-shape="id82" draw:end-glue-point="0" svg:d="M24574 1430v-130h-12486v14032" svg:viewBox="0 0 12487 14033">
          <text:p/>
        </draw:connector>
        <draw:connector draw:style-name="gr47" draw:text-style-name="P2" xml:id="id84" draw:id="id84" draw:layer="layout" draw:line-skew="2.152cm" svg:x1="41.097cm" svg:y1="16.919cm" svg:x2="40.83cm" svg:y2="12.679cm" draw:start-shape="id83" draw:start-glue-point="3" svg:d="M41097 16919v-219h-267v-4021" svg:viewBox="0 0 268 4241">
          <text:p/>
        </draw:connector>
        <draw:connector draw:style-name="gr47" draw:text-style-name="P2" draw:layer="layout" draw:line-skew="-5.14cm" svg:x1="40.83cm" svg:y1="12.679cm" svg:x2="31.603cm" svg:y2="2.378cm" draw:start-shape="id84" draw:start-glue-point="3" draw:end-shape="id85" draw:end-glue-point="1" svg:d="M40830 12679v-10290h-9227v-11" svg:viewBox="0 0 9228 10302">
          <text:p/>
        </draw:connector>
        <draw:connector draw:style-name="gr47" draw:text-style-name="P2" draw:layer="layout" svg:x1="26.9cm" svg:y1="1.43cm" svg:x2="29.9cm" svg:y2="2.819cm" draw:start-shape="id86" draw:start-glue-point="1" draw:end-shape="id87" draw:end-glue-point="3" svg:d="M26900 1430h1500v1389h1500" svg:viewBox="0 0 3001 1390">
          <text:p/>
        </draw:connector>
        <draw:connector draw:style-name="gr47" draw:text-style-name="P2" xml:id="id89" draw:id="id89" draw:layer="layout" draw:line-skew="-0.255cm" svg:x1="29.9cm" svg:y1="2.047cm" svg:x2="28.911cm" svg:y2="2.213cm" draw:start-shape="id88" draw:start-glue-point="3" svg:d="M29900 2047h-1000v166h11" svg:viewBox="0 0 1001 167">
          <text:p/>
        </draw:connector>
        <draw:connector draw:style-name="gr47" draw:text-style-name="P2" draw:layer="layout" draw:line-skew="-3.401cm" svg:x1="28.911cm" svg:y1="2.213cm" svg:x2="26.35cm" svg:y2="15.2cm" draw:start-shape="id89" draw:start-glue-point="3" draw:end-shape="id90" draw:end-glue-point="0" svg:d="M28911 2213v10087h-2561v2900" svg:viewBox="0 0 2562 12988">
          <text:p/>
        </draw:connector>
        <draw:custom-shape draw:style-name="gr55" draw:text-style-name="P36" draw:layer="layout" svg:width="1.2cm" svg:height="0.6cm" svg:x="19.5cm" svg:y="14.3cm">
          <text:p text:style-name="P2"><text:span text:style-name="T4">25:21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draw:layer="layout" svg:width="1.2cm" svg:height="0.6cm" svg:x="19.5cm" svg:y="15.3cm">
          <text:p text:style-name="P2"><text:span text:style-name="T4">20:16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draw:layer="layout" svg:width="1.2cm" svg:height="0.6cm" svg:x="14cm" svg:y="16.5cm">
          <text:p text:style-name="P2"><text:span text:style-name="T4">20:16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draw:layer="layout" svg:width="1.2cm" svg:height="0.6cm" svg:x="14cm" svg:y="17.5cm">
          <text:p text:style-name="P2"><text:span text:style-name="T4">15:11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draw:layer="layout" svg:width="1.2cm" svg:height="0.6cm" svg:x="15.6cm" svg:y="23.6cm">
          <text:p text:style-name="P2"><text:span text:style-name="T4">15:0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1.1cm" svg:height="0.8cm" svg:x="10.1cm" svg:y="23.3cm">
          <text:p text:style-name="P2"><text:span text:style-name="T5">Jal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1.1cm" svg:height="0.8cm" svg:x="29.1cm" svg:y="1cm">
          <text:p text:style-name="P2"><text:span text:style-name="T5">J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7" draw:layer="layout" svg:width="1.1cm" svg:height="0.8cm" svg:x="29.1cm" svg:y="3.2cm">
          <text:p text:style-name="P2"><text:span text:style-name="T5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draw:layer="layout" svg:x1="14.803cm" svg:y1="24.911cm" svg:x2="15.4cm" svg:y2="25.5cm" svg:d="M14803 24911h299v589h298" svg:viewBox="0 0 598 590">
          <text:p/>
        </draw:connector>
        <draw:custom-shape draw:style-name="gr55" draw:text-style-name="P36" draw:layer="layout" svg:width="1.2cm" svg:height="0.6cm" svg:x="22.8cm" svg:y="0.6cm">
          <text:p text:style-name="P2"><text:span text:style-name="T4">25: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6" draw:layer="layout" svg:width="1.2cm" svg:height="0.6cm" svg:x="26.8cm" svg:y="0.7cm">
          <text:p text:style-name="P2"><text:span text:style-name="T4">27:0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xml:id="id91" draw:id="id91" draw:layer="layout" svg:width="1.2cm" svg:height="0.6cm" svg:x="26.8cm" svg:y="2.9cm">
          <text:p text:style-name="P2"><text:span text:style-name="T4">32:28</text:span>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draw:line-skew="-0.101cm" svg:x1="28cm" svg:y1="3.2cm" svg:x2="28.39cm" svg:y2="2.804cm" draw:start-shape="id91" draw:start-glue-point="1" svg:d="M28000 3200h400v-396h-10" svg:viewBox="0 0 401 397">
          <text:p/>
        </draw:connector>
        <draw:custom-shape draw:style-name="gr55" draw:text-style-name="P36" draw:layer="layout" svg:width="1.2cm" svg:height="0.6cm" svg:x="15.3cm" svg:y="25.2cm">
          <text:p text:style-name="P2"><text:span text:style-name="T4">32:28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0.334cm" svg:height="0.001cm" svg:x="15cm" svg:y="3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17" draw:id="id117" draw:layer="layout" svg:width="0.426cm" svg:height="0.001cm" svg:x="20.39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19" draw:id="id119" draw:layer="layout" svg:width="0.426cm" svg:height="0.001cm" svg:x="20.397cm" svg:y="5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15" draw:id="id115" draw:layer="layout" svg:width="0.426cm" svg:height="0.001cm" svg:x="20.397cm" svg:y="6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13" draw:id="id113" draw:layer="layout" svg:width="0.426cm" svg:height="0.001cm" svg:x="20.397cm" svg:y="7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11" draw:id="id111" draw:layer="layout" svg:width="0.426cm" svg:height="0.001cm" svg:x="20.397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07" draw:id="id107" draw:layer="layout" svg:width="0.426cm" svg:height="0.001cm" svg:x="20.397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10" draw:id="id110" draw:layer="layout" svg:width="0.426cm" svg:height="0.001cm" svg:x="20.397cm" svg:y="8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05" draw:id="id105" draw:layer="layout" svg:width="0.426cm" svg:height="0.001cm" svg:x="20.397cm" svg:y="1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8" xml:id="id92" draw:id="id92" draw:layer="layout" svg:width="0.334cm" svg:height="0.001cm" svg:x="15cm" svg:y="4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8" xml:id="id94" draw:id="id94" draw:layer="layout" svg:width="0.334cm" svg:height="0.001cm" svg:x="15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8" xml:id="id99" draw:id="id99" draw:layer="layout" svg:width="0.334cm" svg:height="0.001cm" svg:x="15cm" svg:y="7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8" xml:id="id96" draw:id="id96" draw:layer="layout" svg:width="0.334cm" svg:height="0.001cm" svg:x="15cm" svg:y="6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8" xml:id="id100" draw:id="id100" draw:layer="layout" svg:width="0.334cm" svg:height="0.001cm" svg:x="15cm" svg:y="10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03" draw:id="id103" draw:layer="layout" svg:width="0.426cm" svg:height="0.001cm" draw:transform="rotate (1.5707963267949) translate (18.907cm 11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01" draw:id="id101" draw:layer="layout" svg:width="0.426cm" svg:height="0.001cm" draw:transform="rotate (1.5707963267949) translate (17.808cm 11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draw:layer="layout" svg:width="2.9cm" svg:height="0.7cm" draw:transform="rotate (-3.14141812066459) translate (19.3cm 2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4" draw:text-style-name="P2" draw:layer="layout" draw:line-skew="-3.919cm" svg:x1="15cm" svg:y1="4.738cm" svg:x2="6.454cm" svg:y2="13.9cm" draw:start-shape="id92" draw:start-glue-point="3" draw:end-shape="id93" draw:end-glue-point="1" svg:d="M15000 4738v662h-8546v8500" svg:viewBox="0 0 8547 9163">
          <text:p/>
        </draw:connector>
        <draw:connector draw:style-name="gr54" draw:text-style-name="P2" draw:layer="layout" draw:line-skew="-3.879cm" svg:x1="15cm" svg:y1="5.938cm" svg:x2="8.883cm" svg:y2="13.819cm" draw:start-shape="id94" draw:start-glue-point="3" draw:end-shape="id95" draw:end-glue-point="1" svg:d="M15000 5938v61h-6117v7820" svg:viewBox="0 0 6118 7882">
          <text:p/>
        </draw:connector>
        <draw:connector draw:style-name="gr54" draw:text-style-name="P2" xml:id="id97" draw:id="id97" draw:layer="layout" draw:line-skew="-5.329cm" svg:x1="15cm" svg:y1="6.938cm" svg:x2="12.479cm" svg:y2="17.418cm" draw:start-shape="id96" draw:start-glue-point="3" svg:d="M15000 6938v161h-2521v10319" svg:viewBox="0 0 2522 10481">
          <text:p/>
        </draw:connector>
        <draw:connector draw:style-name="gr54" draw:text-style-name="P2" draw:layer="layout" draw:line-skew="1.322cm" svg:x1="12.479cm" svg:y1="17.418cm" svg:x2="13.299cm" svg:y2="17.326cm" draw:start-shape="id97" draw:start-glue-point="3" draw:end-shape="id98" draw:end-glue-point="3" svg:d="M12479 17418h821v-92h-1" svg:viewBox="0 0 822 93">
          <text:p/>
        </draw:connector>
        <draw:connector draw:style-name="gr47" draw:text-style-name="P2" draw:layer="layout" draw:line-skew="-3.734cm" svg:x1="15cm" svg:y1="7.938cm" svg:x2="14.3cm" svg:y2="15.331cm" draw:start-shape="id99" draw:start-glue-point="3" draw:end-shape="id12" draw:end-glue-point="1" svg:d="M15000 7938v-38h-700v7431" svg:viewBox="0 0 701 7432">
          <text:p/>
        </draw:connector>
        <draw:connector draw:style-name="gr60" draw:text-style-name="P39" draw:layer="layout" draw:line-skew="0.96cm" svg:x1="15cm" svg:y1="10.538cm" svg:x2="14.288cm" svg:y2="8.643cm" draw:start-shape="id100" draw:start-glue-point="3" svg:d="M15000 10538v-238h-712v-1657" svg:viewBox="0 0 713 1896">
          <text:p/>
        </draw:connector>
        <draw:custom-shape draw:style-name="gr55" draw:text-style-name="P36" draw:layer="layout" svg:width="1.2cm" svg:height="0.6cm" svg:x="12.9cm" svg:y="7.6cm">
          <text:p text:style-name="P2"><text:span text:style-name="T4">31:26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draw:layer="layout" svg:width="1.2cm" svg:height="0.6cm" svg:x="12.9cm" svg:y="9.9cm">
          <text:p text:style-name="P2"><text:span text:style-name="T4">5:0</text:span></text:p>
          <draw:enhanced-geometry svg:viewBox="0 0 21600 21600" draw:type="rectangle" draw:enhanced-path="M 0 0 L 21600 0 21600 21600 0 21600 0 0 Z N"/>
        </draw:custom-shape>
        <draw:connector draw:style-name="gr54" draw:text-style-name="P2" draw:layer="layout" draw:line-skew="-1.527cm" svg:x1="17.808cm" svg:y1="11.85cm" svg:x2="17.996cm" svg:y2="16.404cm" draw:start-shape="id101" draw:start-glue-point="3" draw:end-shape="id102" draw:end-glue-point="1" svg:d="M17808 11850v750h188v3804" svg:viewBox="0 0 189 4555">
          <text:p/>
        </draw:connector>
        <draw:connector draw:style-name="gr54" draw:text-style-name="P2" draw:layer="layout" draw:line-skew="-3.473cm" svg:x1="18.907cm" svg:y1="11.85cm" svg:x2="19.204cm" svg:y2="20.295cm" draw:start-shape="id103" draw:start-glue-point="3" draw:end-shape="id104" draw:end-glue-point="1" svg:d="M18907 11850v750h297v7695" svg:viewBox="0 0 298 8446">
          <text:p/>
        </draw:connector>
        <draw:connector draw:style-name="gr54" draw:text-style-name="P2" draw:layer="layout" draw:line-skew="-1.819cm" svg:x1="20.823cm" svg:y1="10.138cm" svg:x2="23.661cm" svg:y2="13.9cm" draw:start-shape="id105" draw:start-glue-point="1" draw:end-shape="id106" draw:end-glue-point="1" svg:d="M20823 10138v62h2838v3700" svg:viewBox="0 0 2839 3763">
          <text:p/>
        </draw:connector>
        <draw:connector draw:style-name="gr54" draw:text-style-name="P2" draw:layer="layout" draw:line-skew="4.665cm" svg:x1="20.823cm" svg:y1="9.438cm" svg:x2="30.048cm" svg:y2="14.267cm" draw:start-shape="id107" draw:start-glue-point="1" draw:end-shape="id108" draw:end-glue-point="1" svg:d="M20823 9438h9277v4829h-52" svg:viewBox="0 0 9278 4830">
          <text:p/>
        </draw:connector>
        <draw:connector draw:style-name="gr54" draw:text-style-name="P2" draw:layer="layout" draw:line-skew="5.287cm" svg:x1="31.404cm" svg:y1="17.104cm" svg:x2="20.823cm" svg:y2="8.738cm" draw:start-shape="id109" draw:start-glue-point="1" draw:end-shape="id110" draw:end-glue-point="1" svg:d="M31404 17104h-4v-8366h-10577" svg:viewBox="0 0 10582 8367">
          <text:p/>
        </draw:connector>
        <draw:connector draw:style-name="gr54" draw:text-style-name="P2" draw:layer="layout" draw:line-skew="6.865cm" svg:x1="20.823cm" svg:y1="8.038cm" svg:x2="34.648cm" svg:y2="14.668cm" draw:start-shape="id111" draw:start-glue-point="1" draw:end-shape="id112" draw:end-glue-point="1" svg:d="M20823 8038h13777v6630h48" svg:viewBox="0 0 13826 6631">
          <text:p/>
        </draw:connector>
        <draw:connector draw:style-name="gr54" draw:text-style-name="P2" draw:layer="layout" draw:line-skew="9.465cm" svg:x1="20.823cm" svg:y1="7.238cm" svg:x2="39.848cm" svg:y2="14.967cm" draw:start-shape="id113" draw:start-glue-point="1" draw:end-shape="id114" draw:end-glue-point="1" svg:d="M20823 7238h18977v7729h48" svg:viewBox="0 0 19026 7730">
          <text:p/>
        </draw:connector>
        <draw:connector draw:style-name="gr54" draw:text-style-name="P2" draw:layer="layout" draw:line-skew="5.752cm" svg:x1="20.823cm" svg:y1="6.538cm" svg:x2="38.073cm" svg:y2="3.928cm" draw:start-shape="id115" draw:start-glue-point="1" draw:end-shape="id116" draw:end-glue-point="3" svg:d="M20823 6538h14377v-2610h2873" svg:viewBox="0 0 17251 2611">
          <text:p/>
        </draw:connector>
        <draw:connector draw:style-name="gr54" draw:text-style-name="P2" draw:layer="layout" draw:line-skew="8.651cm" svg:x1="20.823cm" svg:y1="5.838cm" svg:x2="38.074cm" svg:y2="5.528cm" draw:start-shape="id117" draw:start-glue-point="1" draw:end-shape="id118" draw:end-glue-point="3" svg:d="M20823 5838h17277v-310h-26" svg:viewBox="0 0 17278 311">
          <text:p/>
        </draw:connector>
        <draw:connector draw:style-name="gr54" draw:text-style-name="P2" draw:layer="layout" draw:line-skew="5.215cm" svg:x1="20.823cm" svg:y1="5.138cm" svg:x2="41.948cm" svg:y2="15.267cm" draw:start-shape="id119" draw:start-glue-point="1" draw:end-shape="id120" draw:end-glue-point="1" svg:d="M20823 5138h15777v10129h5348" svg:viewBox="0 0 21126 10130">
          <text:p/>
        </draw:connector>
        <draw:custom-shape draw:style-name="gr61" draw:text-style-name="P40" draw:layer="layout" svg:width="1.021cm" svg:height="0.7cm" svg:x="15.473cm" svg:y="10.1cm">
          <text:p text:style-name="P2"><text:span text:style-name="T5">Fun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0" draw:layer="layout" svg:width="1.021cm" svg:height="0.7cm" svg:x="15.073cm" svg:y="7.6cm">
          <text:p text:style-name="P2"><text:span text:style-name="T5">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0" draw:layer="layout" svg:width="1.02cm" svg:height="0.7cm" svg:x="15.409cm" svg:y="6.7cm">
          <text:p text:style-name="P2"><text:span text:style-name="T5">IR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0" draw:layer="layout" svg:width="1.413cm" svg:height="0.7cm" svg:x="15.47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svg:x="15.273cm" svg:y="5.6cm">
          <text:p text:style-name="P2"><text:span text:style-name="T5">Mem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0" draw:layer="layout" svg:width="1.021cm" svg:height="0.7cm" svg:x="15.073cm" svg:y="5cm">
          <text:p text:style-name="P2"><text:span text:style-name="T5">I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0" draw:layer="layout" svg:width="1.492cm" svg:height="0.7cm" svg:x="18.473cm" svg:y="4.1cm">
          <text:p text:style-name="P2"><text:span text:style-name="T5">JumpCtr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svg:x="18.372cm" svg:y="9.8cm">
          <text:p text:style-name="P2"><text:span text:style-name="T5">Reg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svg:x="18.371cm" svg:y="9.1cm">
          <text:p text:style-name="P2"><text:span text:style-name="T5">ALUSr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svg:x="18.371cm" svg:y="8.3cm">
          <text:p text:style-name="P2"><text:span text:style-name="T5">ALUSr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svg:x="18.071cm" svg:y="7.7cm">
          <text:p text:style-name="P2"><text:span text:style-name="T5">ALU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svg:x="18.571cm" svg:y="6.9cm">
          <text:p text:style-name="P2"><text:span text:style-name="T5">PC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svg:x="18.771cm" svg:y="6.2cm">
          <text:p text:style-name="P2"><text:span text:style-name="T5">B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svg:x="18.771cm" svg:y="5.5cm">
          <text:p text:style-name="P2"><text:span text:style-name="T5">B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svg:x="18.371cm" svg:y="4.8cm">
          <text:p text:style-name="P2"><text:span text:style-name="T5">Jump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12" draw:id="id112" draw:layer="layout" svg:width="0.441cm" svg:height="0.001cm" draw:transform="rotate (1.5707963267949) translate (34.648cm 15.10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39" xml:id="id121" draw:id="id121" draw:layer="layout" svg:width="0.426cm" svg:height="0.001cm" svg:x="20.397cm" svg:y="4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0" draw:layer="layout" svg:width="1.492cm" svg:height="0.7cm" svg:x="18.473cm" svg:y="3.4cm">
          <text:p text:style-name="P2"><text:span text:style-name="T5">PXWi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125" draw:id="id125" draw:layer="layout" svg:width="0.426cm" svg:height="0.001cm" svg:x="20.397cm" svg:y="3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2" draw:layer="layout" draw:line-skew="7.713cm" svg:x1="20.823cm" svg:y1="4.538cm" svg:x2="30.751cm" svg:y2="1.167cm" draw:start-shape="id121" draw:start-glue-point="1" draw:end-shape="id122" draw:end-glue-point="1" svg:d="M20823 4538h12677v-3371h-2749" svg:viewBox="0 0 12678 3372">
          <text:p/>
        </draw:connector>
        <draw:custom-shape draw:style-name="gr66" draw:text-style-name="P24" xml:id="id80" draw:id="id80" draw:layer="layout" svg:width="0.506cm" svg:height="0.001cm" svg:x="35.1cm" svg:y="1.29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6" draw:text-style-name="P24" xml:id="id127" draw:id="id127" draw:layer="layout" svg:width="0.506cm" svg:height="0.001cm" svg:x="36.44cm" svg:y="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6" draw:text-style-name="P24" xml:id="id123" draw:id="id123" draw:layer="layout" svg:width="0.506cm" svg:height="0.001cm" svg:x="36.44cm" svg:y="1.199cm">
          <text:p/>
          <draw:enhanced-geometry svg:viewBox="0 0 21600 21600" draw:mirror-horizontal="true" draw:type="rectangle" draw:enhanced-path="M 0 0 L 21600 0 21600 21600 0 21600 0 0 Z N"/>
        </draw:custom-shape>
        <draw:g>
          <draw:ellipse draw:style-name="gr37" draw:text-style-name="P25" draw:layer="layout" svg:width="0.95cm" svg:height="0.8cm" draw:transform="skewX (-0.00122173047639603) translate (35.617cm 0.9cm)" draw:kind="cut" draw:start-angle="90.42" draw:end-angle="268.88">
            <text:p/>
          </draw:ellipse>
          <draw:custom-shape draw:style-name="gr38" draw:text-style-name="P26" draw:layer="layout" svg:width="0.658cm" svg:height="0.4cm" draw:transform="skewX (0.365297412442413) translate (36.053cm 0.9cm)">
            <text:p/>
            <draw:enhanced-geometry svg:viewBox="0 0 21600 21600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7" draw:text-style-name="P26" draw:layer="layout" svg:width="0.636cm" svg:height="0.419cm" draw:transform="skewX (-0.366868208769208) translate (35.884cm 1.276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4" draw:text-style-name="P2" draw:layer="layout" draw:line-skew="-2.199cm" svg:x1="36.946cm" svg:y1="1.199cm" svg:x2="42.6cm" svg:y2="4.799cm" draw:start-shape="id123" draw:start-glue-point="1" draw:end-shape="id124" draw:end-glue-point="1" svg:d="M36946 1199v-399h5654v3999" svg:viewBox="0 0 5655 4000">
          <text:p/>
        </draw:connector>
        <draw:connector draw:style-name="gr54" draw:text-style-name="P2" xml:id="id126" draw:id="id126" draw:layer="layout" svg:x1="20.823cm" svg:y1="3.938cm" svg:x2="32.335cm" svg:y2="4.205cm" draw:start-shape="id125" draw:start-glue-point="1" svg:d="M20823 3938h6007v267h5505" svg:viewBox="0 0 11513 268">
          <text:p/>
        </draw:connector>
        <draw:connector draw:style-name="gr54" draw:text-style-name="P2" draw:layer="layout" svg:x1="32.335cm" svg:y1="4.205cm" svg:x2="36.946cm" svg:y2="1.4cm" draw:start-shape="id126" draw:start-glue-point="3" draw:end-shape="id127" draw:end-glue-point="1" svg:d="M32335 4205h4611v-2805" svg:viewBox="0 0 4612 2806">
          <text:p/>
        </draw:connector>
        <draw:custom-shape draw:style-name="gr65" draw:text-style-name="P41" draw:layer="layout" svg:width="1.492cm" svg:height="0.7cm" svg:x="16.773cm" svg:y="2.6cm">
          <text:p text:style-name="P2"><text:span text:style-name="T6"><text:s text:c="5"/></text:span><text:span text:style-name="T6">Control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0" draw:layer="layout" svg:width="1.021cm" svg:height="0.7cm" svg:x="15.173cm" svg:y="3.8cm">
          <text:p text:style-name="P2"><text:span text:style-name="T5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2" draw:layer="layout" svg:width="0.426cm" svg:height="0.001cm" svg:x="14.577cm" svg:y="4.17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1.021cm" svg:height="0.7cm" svg:x="15.873cm" svg:y="3.3cm">
          <text:p text:style-name="P2"><text:span text:style-name="T5">Register A,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2" draw:layer="layout" svg:width="0.426cm" svg:height="0.001cm" svg:x="14.577cm" svg:y="3.67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1.021cm" svg:height="0.7cm" svg:x="15.673cm" svg:y="4.4cm">
          <text:p text:style-name="P2"><text:span text:style-name="T5">Rom,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2" draw:layer="layout" svg:width="0.426cm" svg:height="0.001cm" svg:x="14.577cm" svg:y="4.77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3" draw:layer="layout" svg:width="1.1cm" svg:height="0.8cm" svg:x="15.5cm" svg:y="18.5cm">
          <text:p text:style-name="P2"><text:span text:style-name="T5">31</text:span>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38.997cm" svg:y1="15.847cm" svg:x2="35.939cm" svg:y2="16.6cm" draw:start-shape="id128" draw:start-glue-point="3" draw:end-shape="id129" draw:end-glue-point="0" svg:d="M38997 15847h-3058v753" svg:viewBox="0 0 3059 754">
          <text:p/>
        </draw:connector>
        <draw:custom-shape draw:style-name="gr64" draw:text-style-name="P40" draw:layer="layout" svg:width="1.727cm" svg:height="0.7cm" draw:transform="rotate (-1.5706217938697) translate (17.896cm 11.573cm)">
          <text:p text:style-name="P2"><text:span text:style-name="T5">Reg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1.727cm" svg:height="0.7cm" draw:transform="rotate (-1.5706217938697) translate (18.896cm 11.673cm)">
          <text:p text:style-name="P2"><text:span text:style-name="T5">MemtoRe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11:01:32.182000000</meta:creation-date>
    <dc:date>2019-04-19T13:03:59.418000000</dc:date>
    <meta:editing-duration>PT2H25M3S</meta:editing-duration>
    <meta:editing-cycles>34</meta:editing-cycles>
    <meta:generator>LibreOffice/6.2.2.2$Windows_X86_64 LibreOffice_project/2b840030fec2aae0fd2658d8d4f9548af4e3518d</meta:generator>
    <meta:document-statistic meta:object-count="329"/>
  </office:meta>
</office:document-meta>
</file>